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style:font-name="Courier New" fo:font-size="9pt" style:font-size-asian="9pt" style:font-name-complex="Courier New" style:font-size-complex="9pt"/>
    </style:style>
    <style:style style:name="P2" style:family="paragraph" style:parent-style-name="Standard">
      <style:text-properties style:font-name="Lucida Console" fo:font-size="9pt" style:font-size-asian="9pt" style:font-name-complex="Courier New" style:font-size-complex="9pt" style:text-scale="90%"/>
    </style:style>
    <style:style style:name="P3" style:family="paragraph" style:parent-style-name="Standard">
      <style:text-properties style:font-name="Lucida Console" fo:font-size="9pt" fo:font-weight="bold" style:font-size-asian="9pt" style:font-weight-asian="bold" style:font-name-complex="Courier New" style:font-size-complex="9pt" style:text-scale="90%"/>
    </style:style>
    <style:style style:name="P4" style:family="paragraph" style:parent-style-name="Standard">
      <style:text-properties style:font-name="Lucida Console" fo:font-size="9pt" fo:font-weight="bold" style:font-size-asian="9pt" style:font-weight-asian="bold" style:font-name-complex="Courier New" style:font-size-complex="9pt" style:font-weight-complex="bold" style:text-scale="90%"/>
    </style:style>
    <style:style style:name="P5" style:family="paragraph" style:parent-style-name="Standard">
      <style:text-properties style:font-name="Lucida Console" fo:font-size="9pt" fo:language="en" fo:country="GB" style:font-size-asian="9pt" style:font-name-complex="Courier New" style:font-size-complex="9pt" style:text-scale="90%"/>
    </style:style>
    <style:style style:name="P6" style:family="paragraph" style:parent-style-name="Standard">
      <style:text-properties style:font-name="Lucida Console" fo:font-size="9pt" fo:language="en" fo:country="GB" fo:font-weight="bold" style:font-size-asian="9pt" style:font-weight-asian="bold" style:font-name-complex="Courier New" style:font-size-complex="9pt" style:text-scale="90%"/>
    </style:style>
    <style:style style:name="P7" style:family="paragraph" style:parent-style-name="Standard">
      <style:text-properties style:font-name="Lucida Console" fo:font-size="9pt" fo:language="en" fo:country="GB" fo:font-weight="bold" style:font-size-asian="9pt" style:font-weight-asian="bold" style:font-name-complex="Courier New" style:font-size-complex="9pt" style:font-weight-complex="bold" style:text-scale="90%"/>
    </style:style>
    <style:style style:name="P8" style:family="paragraph" style:parent-style-name="Standard">
      <style:text-properties style:font-name="Lucida Console" fo:font-size="9pt" fo:language="fr" fo:country="FR" style:font-size-asian="9pt" style:font-name-complex="Courier New" style:font-size-complex="9pt" style:text-scale="90%"/>
    </style:style>
    <style:style style:name="P9" style:family="paragraph" style:parent-style-name="Standard">
      <style:text-properties style:font-name="Lucida Console" fo:font-size="9pt" fo:language="fr" fo:country="FR" fo:font-weight="bold" style:font-size-asian="9pt" style:font-weight-asian="bold" style:font-name-complex="Courier New" style:font-size-complex="9pt" style:text-scale="90%"/>
    </style:style>
    <style:style style:name="P10" style:family="paragraph" style:parent-style-name="Standard">
      <style:paragraph-properties fo:margin-top="0.106cm" fo:margin-bottom="0.106cm" fo:text-align="justify" style:justify-single-word="false"/>
    </style:style>
    <style:style style:name="P11" style:family="paragraph" style:parent-style-name="Standard" style:list-style-name="WW8Num1">
      <style:paragraph-properties fo:margin-top="0.106cm" fo:margin-bottom="0.106cm" fo:text-align="justify" style:justify-single-word="false"/>
    </style:style>
    <style:style style:name="P12" style:family="paragraph" style:parent-style-name="Standard" style:list-style-name="WW8Num1">
      <style:paragraph-properties fo:margin-top="0.106cm" fo:margin-bottom="0.106cm" fo:text-align="justify" style:justify-single-word="false"/>
    </style:style>
    <style:style style:name="P13" style:family="paragraph" style:parent-style-name="Standard" style:list-style-name="WW8Num1">
      <style:paragraph-properties fo:margin-top="0.106cm" fo:margin-bottom="0.106cm" fo:text-align="justify" style:justify-single-word="false"/>
    </style:style>
    <style:style style:name="P14" style:family="paragraph" style:parent-style-name="Standard" style:list-style-name="WW8Num1">
      <style:paragraph-properties fo:margin-top="0.106cm" fo:margin-bottom="0.106cm" fo:text-align="justify" style:justify-single-word="false"/>
    </style:style>
    <style:style style:name="P15" style:family="paragraph" style:parent-style-name="Standard" style:list-style-name="WW8Num1">
      <style:paragraph-properties fo:margin-top="0.106cm" fo:margin-bottom="0.106cm" fo:text-align="justify" style:justify-single-word="false"/>
    </style:style>
    <style:style style:name="P16" style:family="paragraph" style:parent-style-name="Standard" style:list-style-name="WW8Num1">
      <style:paragraph-properties fo:margin-top="0.106cm" fo:margin-bottom="0.106cm" fo:text-align="justify" style:justify-single-word="false"/>
    </style:style>
    <style:style style:name="P17" style:family="paragraph" style:parent-style-name="Standard" style:list-style-name="WW8Num2">
      <style:paragraph-properties fo:margin-top="0.106cm" fo:margin-bottom="0.106cm" fo:text-align="justify" style:justify-single-word="false"/>
    </style:style>
    <style:style style:name="P18" style:family="paragraph" style:parent-style-name="Standard" style:list-style-name="WW8Num2">
      <style:paragraph-properties fo:margin-top="0.106cm" fo:margin-bottom="0.106cm" fo:text-align="justify" style:justify-single-word="false"/>
    </style:style>
    <style:style style:name="P19" style:family="paragraph" style:parent-style-name="Standard" style:list-style-name="WW8Num2">
      <style:paragraph-properties fo:margin-top="0.106cm" fo:margin-bottom="0.106cm" fo:text-align="justify" style:justify-single-word="false"/>
    </style:style>
    <style:style style:name="P20" style:family="paragraph" style:parent-style-name="Standard" style:list-style-name="WW8Num2">
      <style:paragraph-properties fo:margin-top="0.106cm" fo:margin-bottom="0.106cm" fo:text-align="justify" style:justify-single-word="false"/>
    </style:style>
    <style:style style:name="P21" style:family="paragraph" style:parent-style-name="Standard" style:list-style-name="WW8Num2">
      <style:paragraph-properties fo:margin-top="0.106cm" fo:margin-bottom="0.106cm" fo:text-align="justify" style:justify-single-word="false"/>
    </style:style>
    <style:style style:name="P22" style:family="paragraph" style:parent-style-name="Standard" style:list-style-name="WW8Num2">
      <style:paragraph-properties fo:margin-top="0.106cm" fo:margin-bottom="0.106cm" fo:text-align="justify" style:justify-single-word="false"/>
    </style:style>
    <style:style style:name="P23" style:family="paragraph" style:parent-style-name="Standard" style:list-style-name="WW8Num2">
      <style:paragraph-properties fo:margin-top="0.106cm" fo:margin-bottom="0.106cm" fo:text-align="justify" style:justify-single-word="false"/>
    </style:style>
    <style:style style:name="P24" style:family="paragraph" style:parent-style-name="Standard" style:list-style-name="WW8Num2">
      <style:paragraph-properties fo:margin-top="0.106cm" fo:margin-bottom="0.106cm" fo:text-align="justify" style:justify-single-word="false"/>
    </style:style>
    <style:style style:name="P25" style:family="paragraph" style:parent-style-name="Standard" style:list-style-name="WW8Num2">
      <style:paragraph-properties fo:margin-top="0.106cm" fo:margin-bottom="0.106cm" fo:text-align="justify" style:justify-single-word="false"/>
    </style:style>
    <style:style style:name="P26" style:family="paragraph" style:parent-style-name="Standard" style:list-style-name="WW8Num2">
      <style:paragraph-properties fo:margin-top="0.106cm" fo:margin-bottom="0.106cm" fo:text-align="justify" style:justify-single-word="false"/>
    </style:style>
    <style:style style:name="P27" style:family="paragraph" style:parent-style-name="Standard">
      <style:paragraph-properties fo:margin-top="0.106cm" fo:margin-bottom="0.106cm" fo:text-align="justify" style:justify-single-word="false"/>
      <style:text-properties fo:font-size="10pt" style:font-size-asian="10pt" style:font-size-complex="10pt"/>
    </style:style>
    <style:style style:name="P28" style:family="paragraph" style:parent-style-name="Standard">
      <style:paragraph-properties fo:margin-top="0.106cm" fo:margin-bottom="0.106cm" fo:text-align="justify" style:justify-single-word="false"/>
      <style:text-properties fo:font-size="14pt" fo:font-weight="bold" style:font-size-asian="14pt" style:font-weight-asian="bold" style:font-size-complex="14pt"/>
    </style:style>
    <style:style style:name="P29" style:family="paragraph" style:parent-style-name="Standard">
      <style:paragraph-properties fo:margin-left="3.491cm" fo:margin-right="0cm" fo:text-align="justify" style:justify-single-word="false" fo:text-indent="0cm" style:auto-text-indent="false"/>
      <style:text-properties style:font-name="Courier New" fo:font-size="10pt" style:font-size-asian="10pt" style:font-name-complex="Courier New" style:font-size-complex="10pt"/>
    </style:style>
    <style:style style:name="P30" style:family="paragraph" style:parent-style-name="Heading_20_1">
      <style:paragraph-properties fo:margin-left="1.249cm" fo:margin-right="0cm" fo:text-indent="-1.249cm" style:auto-text-indent="false" fo:padding-left="0cm" fo:padding-right="0cm" fo:padding-top="0cm" fo:padding-bottom="0.035cm" fo:border-left="none" fo:border-right="none" fo:border-top="none" fo:border-bottom="0.018cm solid #000000"/>
    </style:style>
    <style:style style:name="P31" style:family="paragraph" style:parent-style-name="Heading_20_1" style:master-page-name="Standard">
      <style:paragraph-properties fo:margin-left="1.249cm" fo:margin-right="0cm" fo:text-indent="-1.249cm" style:auto-text-indent="false" style:page-number="auto"/>
      <style:text-properties fo:font-size="11pt" style:font-size-asian="11pt" style:font-size-complex="11pt"/>
    </style:style>
    <style:style style:name="P32" style:family="paragraph" style:parent-style-name="Footer">
      <style:paragraph-properties fo:padding-left="0cm" fo:padding-right="0cm" fo:padding-top="0.035cm" fo:padding-bottom="0cm" fo:border-left="none" fo:border-right="none" fo:border-top="0.018cm solid #000000" fo:border-bottom="none">
        <style:tab-stops>
          <style:tab-stop style:position="7.5cm" style:type="center"/>
          <style:tab-stop style:position="17.002cm" style:type="right"/>
        </style:tab-stops>
      </style:paragraph-properties>
    </style:style>
    <style:style style:name="T1" style:family="text">
      <style:text-properties fo:font-size="10pt" fo:font-weight="bold" style:font-size-asian="10pt" style:font-weight-asian="bold"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language="en" fo:country="GB"/>
    </style:style>
    <style:style style:name="T5" style:family="text">
      <style:text-properties style:font-name="Lucida Console" fo:font-size="9pt" style:font-size-asian="9pt" style:font-name-complex="Courier New" style:font-size-complex="9pt" style:text-scale="90%"/>
    </style:style>
    <style:style style:name="T6" style:family="text">
      <style:text-properties style:font-name="Lucida Console" fo:font-size="9pt" fo:language="en" fo:country="GB" style:font-size-asian="9pt" style:font-name-complex="Courier New" style:font-size-complex="9pt" style:text-scale="90%"/>
    </style:style>
    <style:style style:name="T7" style:family="text">
      <style:text-properties style:font-name="Lucida Console" fo:font-size="9pt" fo:language="fr" fo:country="FR" style:font-size-asian="9pt" style:font-name-complex="Courier New" style:font-size-complex="9pt" style:text-scale="90%"/>
    </style:style>
    <style:style style:name="T8" style:family="text">
      <style:text-properties style:font-name="Lucida Console" fo:font-size="9pt" fo:font-weight="bold" style:font-size-asian="9pt" style:font-weight-asian="bold" style:font-name-complex="Courier New" style:font-size-complex="9pt" style:text-scale="90%"/>
    </style:style>
    <style:style style:name="T9" style:family="text">
      <style:text-properties style:font-name="Arial" fo:font-size="7pt" fo:font-style="italic" style:font-size-asian="7pt" style:font-style-asian="italic" style:font-name-complex="Arial"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1º ASI – Fundamentos de Programación</text:h>
      <text:h text:style-name="P30" text:outline-level="1">Ejercicios del Tema 4 - Archivos Secuenciales: LIGA DE FÚTBOL</text:h>
      <text:p text:style-name="P27">Completar el ejercicio de la liga de fútbol programando un sencillo menú de opciones que tenga este aspecto en pantalla:</text:p>
      <text:p text:style-name="P29"><text:s text:c="2"/>PROGRAMA DE LA LIGA DE FÚTBOL</text:p>
      <text:p text:style-name="P29"><text:s text:c="2"/>MENÚ DE OPCIONES</text:p>
      <text:p text:style-name="P29"><text:s text:c="2"/>1. Introducir datos </text:p>
      <text:p text:style-name="P29"><text:s text:c="2"/>2. Mostrar datos </text:p>
      <text:p text:style-name="P29"><text:s text:c="2"/>3. Ordenar datos</text:p>
      <text:p text:style-name="P29"><text:s text:c="2"/>4. Buscar un equipo</text:p>
      <text:p text:style-name="P29"><text:s text:c="2"/>5. Borrar un equipo</text:p>
      <text:p text:style-name="P29"><text:s text:c="2"/>6. Modificar un equipo</text:p>
      <text:p text:style-name="P29"><text:s text:c="2"/>7. Salir del programa</text:p>
      <text:p text:style-name="P27">Después, y según la opción elegida por el usuario, se debe llamar a una función por cada opción. </text:p>
      <text:list text:style-name="WW8Num1">
        <text:list-item>
          <text:p text:style-name="P11"><text:span text:style-name="T1">Introducir datos</text:span><text:span text:style-name="T3">: esta función permitirá al usuario introducir por teclado nuevos datos, que serán añadidos al fichero de datos (liga.dat)</text:span></text:p>
        </text:list-item>
        <text:list-item>
          <text:p text:style-name="P11"><text:span text:style-name="T1">Mostrar datos</text:span><text:span text:style-name="T3">: leerá el archivo de datos (liga.dat) y mostrará su contenido en la pantalla.</text:span></text:p>
        </text:list-item>
        <text:list-item>
          <text:p text:style-name="P11"><text:span text:style-name="T1">Ordenar datos</text:span><text:span text:style-name="T3">: sirve para ordenar el archivo de datos por orden decreciente de puntuación.</text:span></text:p>
        </text:list-item>
        <text:list-item>
          <text:p text:style-name="P11"><text:span text:style-name="T1">Buscar un equipo</text:span><text:span text:style-name="T3">: pide al usuario un nombre de equipo y lo busca en el archivo. Si lo encuentra, <text:s/>muestra sus datos por la pantalla.</text:span></text:p>
        </text:list-item>
        <text:list-item>
          <text:p text:style-name="P11"><text:span text:style-name="T1">Borrar un equipo</text:span><text:span text:style-name="T3">: pide al usuario un nombre de equipo y, si existe, lo borra del archivo.</text:span></text:p>
        </text:list-item>
        <text:list-item>
          <text:p text:style-name="P11"><text:span text:style-name="T1">Modificar un equipo</text:span><text:span text:style-name="T3">: pide al usuario un nombre de equipo y, si existe, muestra por la pantalla <text:s/>sus datos actuales y pide al usuario unos datos nuevos. Después, sustituye los datos del equipo por los nuevos y lo guarda todo en el archivo.</text:span></text:p>
        </text:list-item>
      </text:list>
      <text:p text:style-name="P28"/>
      <text:p text:style-name="P28">SOLUCIÓN 1</text:p>
      <text:p text:style-name="P27">La primera solución que proponemos consiste en mantener los datos del programa en la memoria secundaria (es decir, en un archivo). En la memoria principal sólo se cargará un registro cada vez: el que se esté procesando en ese momento.</text:p>
      <text:p text:style-name="P10"><text:span text:style-name="T2">Ventajas</text:span><text:span text:style-name="T3"> de esta solución:</text:span></text:p>
      <text:list text:style-name="WW8Num2">
        <text:list-item>
          <text:p text:style-name="P17"><text:span text:style-name="T3">Todas las operaciones que hacemos sobre los datos quedan </text:span><text:span text:style-name="T2">guardadas en el archivo de disco casi instantáneamente</text:span><text:span text:style-name="T3">. Si el programa "se cuelga", o si se va la luz o algo parecido, no perderemos los datos.</text:span></text:p>
        </text:list-item>
        <text:list-item>
          <text:p text:style-name="P17"><text:span text:style-name="T3">Como los datos se almacenan en la memoria secundaria, tenemos una </text:span><text:span text:style-name="T2">capacidad de almacenamiento muy grande</text:span><text:span text:style-name="T3">. Es decir, el programa puede manejar cantidades enormes de información (tanta como capacidad tenga el disco duro o el dispositivo donde se almacene el archivo de datos)</text:span></text:p>
        </text:list-item>
      </text:list>
      <text:p text:style-name="P10"><text:span text:style-name="T2">Inconvenientes</text:span><text:span text:style-name="T3"> de esta solución:</text:span></text:p>
      <text:list text:style-name="WW8Num2">
        <text:list-item>
          <text:p text:style-name="P17"><text:span text:style-name="T3">El funcionamiento es </text:span><text:span text:style-name="T2">más lento</text:span><text:span text:style-name="T3">, ya que se accede continuamente a la memoria secundaria.</text:span></text:p>
        </text:list-item>
        <text:list-item>
          <text:p text:style-name="P17"><text:span text:style-name="T3">Las operaciones de </text:span><text:span text:style-name="T2">borrado, modificación y ordenación plantean problemas</text:span><text:span text:style-name="T3"> de implementación con archivos secuenciales. Cualquier solución que adoptemos será siempre muy lenta.</text:span></text:p>
        </text:list-item>
      </text:list>
      <text:p text:style-name="P1"/>
      <text:p text:style-name="P2">#include &lt;stdio.h&gt;</text:p>
      <text:p text:style-name="P2">#define ARCHIVO_DATOS "liga.dat"<text:tab/>// Nombre del archivo de datos</text:p>
      <text:p text:style-name="P2"/>
      <text:p text:style-name="P3">// Prototipos de funciones</text:p>
      <text:p text:style-name="P2">void introducir_datos();</text:p>
      <text:p text:style-name="P2">void mostrar_datos();</text:p>
      <text:p text:style-name="P2">void ordenar_datos();</text:p>
      <text:p text:style-name="P2">int contar_equipos();</text:p>
      <text:p text:style-name="P2">void buscar_equipo();</text:p>
      <text:p text:style-name="P2">void borrar_equipo();</text:p>
      <text:p text:style-name="P2">void modificar_equipo();</text:p>
      <text:p text:style-name="P2"/>
      <text:p text:style-name="P3">// Estructura de datos de cada equipo</text:p>
      <text:p text:style-name="P5">struct s_equipo</text:p>
      <text:p text:style-name="P5">{</text:p>
      <text:p text:style-name="P5"><text:s text:c="3"/>char nombre[50];</text:p>
      <text:p text:style-name="P5"><text:soft-page-break/><text:s text:c="3"/>int jug, gan, per, emp;</text:p>
      <text:p text:style-name="Standard"><text:span text:style-name="T6"><text:s text:c="3"/></text:span><text:span text:style-name="T7">int puntos;</text:span></text:p>
      <text:p text:style-name="P8">};</text:p>
      <text:p text:style-name="P8"/>
      <text:p text:style-name="P9">int main(void)</text:p>
      <text:p text:style-name="P5">{</text:p>
      <text:p text:style-name="P5"><text:s text:c="3"/>int opc;</text:p>
      <text:p text:style-name="P5"><text:s text:c="3"/>char txt[50];</text:p>
      <text:p text:style-name="P5"/>
      <text:p text:style-name="P5"><text:s text:c="3"/>do</text:p>
      <text:p text:style-name="P5"><text:s text:c="3"/>{</text:p>
      <text:p text:style-name="Standard"><text:span text:style-name="T6"><text:s text:c="6"/></text:span><text:span text:style-name="T5">// Mostrar el menú de opciones</text:span></text:p>
      <text:p text:style-name="P2"><text:s text:c="6"/>printf("\n\nPROGRAMA DE LA LIGA DE FUTBOL\n\n");</text:p>
      <text:p text:style-name="P2"><text:s text:c="6"/>printf("MENU DE OPCIONES\n\n");</text:p>
      <text:p text:style-name="P2"><text:s text:c="6"/>printf("1 - Introducir datos\n");</text:p>
      <text:p text:style-name="P2"><text:s text:c="6"/>printf("2 - Mostrar datos\n");</text:p>
      <text:p text:style-name="P2"><text:s text:c="6"/>printf("3 - Ordenar datos\n");</text:p>
      <text:p text:style-name="P2"><text:s text:c="6"/>printf("4 - Buscar un equipo\n");</text:p>
      <text:p text:style-name="P2"><text:s text:c="6"/>printf("5 - Borrar un equipo\n");</text:p>
      <text:p text:style-name="P2"><text:s text:c="6"/>printf("6 - Modificar un equipo\n");</text:p>
      <text:p text:style-name="P2"><text:s text:c="6"/>printf("7 - Salir del programa\n");</text:p>
      <text:p text:style-name="P2"><text:s text:c="3"/></text:p>
      <text:p text:style-name="P2"><text:s text:c="6"/>// Leer la opción seleccionada por el usuario</text:p>
      <text:p text:style-name="P2"><text:s text:c="6"/>do</text:p>
      <text:p text:style-name="P2"><text:s text:c="6"/>{</text:p>
      <text:p text:style-name="P2"><text:s text:c="9"/>printf("\nElija una opción (1-7): ");</text:p>
      <text:p text:style-name="Standard"><text:span text:style-name="T5"><text:s text:c="9"/></text:span><text:span text:style-name="T6">gets(txt);</text:span></text:p>
      <text:p text:style-name="P5"><text:s text:c="9"/>opc = atoi(txt);</text:p>
      <text:p text:style-name="Standard"><text:span text:style-name="T6"><text:s text:c="6"/></text:span><text:span text:style-name="T5">}</text:span></text:p>
      <text:p text:style-name="P2"><text:s text:c="6"/>while ((opc &lt; 1) || (opc &gt; 7));</text:p>
      <text:p text:style-name="P2"><text:s text:c="3"/></text:p>
      <text:p text:style-name="P2"><text:s text:c="6"/>// Llamar a la función correspondiente según la opción elegida</text:p>
      <text:p text:style-name="Standard"><text:span text:style-name="T5"><text:s text:c="6"/></text:span><text:span text:style-name="T6">switch (opc)</text:span></text:p>
      <text:p text:style-name="P5"><text:s text:c="6"/>{</text:p>
      <text:p text:style-name="P5"><text:s text:c="9"/>case 1: introducir_datos(); break;</text:p>
      <text:p text:style-name="P5"><text:s text:c="9"/>case 2: mostrar_datos(); break;</text:p>
      <text:p text:style-name="P5"><text:s text:c="9"/>case 3: ordenar_datos(); break;</text:p>
      <text:p text:style-name="P5"><text:s text:c="9"/>case 4: buscar_equipo(); break;</text:p>
      <text:p text:style-name="P5"><text:s text:c="9"/>case 5: borrar_equipo(); break;</text:p>
      <text:p text:style-name="P5"><text:s text:c="9"/>case 6: modificar_equipo(); break;</text:p>
      <text:p text:style-name="Standard"><text:span text:style-name="T6"><text:s text:c="6"/></text:span><text:span text:style-name="T5">}</text:span></text:p>
      <text:p text:style-name="P2"><text:s text:c="3"/>}</text:p>
      <text:p text:style-name="P2"><text:s text:c="3"/>while (opc != 7);</text:p>
      <text:p text:style-name="P2"><text:s text:c="3"/></text:p>
      <text:p text:style-name="P2"><text:s text:c="3"/>return 0;</text:p>
      <text:p text:style-name="P2">}</text:p>
      <text:p text:style-name="P2"/>
      <text:p text:style-name="P2"/>
      <text:p text:style-name="P2">// Leer por teclado los datos de un equipo y añadirlo al archivo de datos</text:p>
      <text:p text:style-name="P3">void introducir_datos()</text:p>
      <text:p text:style-name="P2">{</text:p>
      <text:p text:style-name="P2"><text:s text:c="3"/>FILE *f;</text:p>
      <text:p text:style-name="P2"><text:s text:c="3"/>struct s_equipo equipo;</text:p>
      <text:p text:style-name="Standard"><text:span text:style-name="T5"><text:s text:c="3"/>char aux[50];</text:span></text:p>
      <text:p text:style-name="P2"><text:s text:c="3"/></text:p>
      <text:p text:style-name="P2"><text:s text:c="3"/></text:p>
      <text:p text:style-name="P2"><text:s text:c="3"/>// Leer datos del equipo por teclado</text:p>
      <text:p text:style-name="P2"><text:s text:c="3"/>printf("Introduzca los datos del equipo.\n");</text:p>
      <text:p text:style-name="P2"><text:s text:c="3"/>printf(" <text:s/>Nombre: ");</text:p>
      <text:p text:style-name="P2"><text:s text:c="3"/>gets(equipo.nombre);</text:p>
      <text:p text:style-name="P2"><text:s text:c="3"/>printf(" <text:s/>Jugados: ");</text:p>
      <text:p text:style-name="Standard"><text:span text:style-name="T5"><text:s text:c="3"/></text:span><text:span text:style-name="T7">gets(aux);</text:span></text:p>
      <text:p text:style-name="P8"><text:s text:c="3"/>equipo.jug = atoi(aux);</text:p>
      <text:p text:style-name="P8"><text:s text:c="3"/>printf(" <text:s/>Ganados: ");</text:p>
      <text:p text:style-name="P8"><text:s text:c="3"/>gets(aux);</text:p>
      <text:p text:style-name="P8"><text:s text:c="3"/>equipo.gan = atoi(aux);</text:p>
      <text:p text:style-name="P8"><text:s text:c="3"/>printf(" <text:s/>Perdidos: ");</text:p>
      <text:p text:style-name="P8"><text:s text:c="3"/>gets(aux);</text:p>
      <text:p text:style-name="P8"><text:s text:c="3"/>equipo.per = atoi(aux);</text:p>
      <text:p text:style-name="Standard"><text:span text:style-name="T7"><text:s text:c="3"/></text:span><text:span text:style-name="T5">equipo.emp = equipo.jug - equipo.gan - equipo.per;</text:span></text:p>
      <text:p text:style-name="P2"><text:s text:c="3"/>equipo.puntos = equipo.gan * 3 + equipo.emp * 1;</text:p>
      <text:p text:style-name="P2"><text:soft-page-break/><text:s text:c="3"/></text:p>
      <text:p text:style-name="P2"><text:s text:c="3"/>// Abrir el archivo en modo "ab" (añadir/binario) y grabar los datos del equipo</text:p>
      <text:p text:style-name="Standard"><text:span text:style-name="T5"><text:s text:c="3"/>f = fopen(ARCHIVO_DATOS, "ab");</text:span></text:p>
      <text:p text:style-name="P2"><text:s text:c="3"/>if (f == NULL) </text:p>
      <text:p text:style-name="Standard"><text:span text:style-name="T5"><text:s text:c="6"/>printf("Error al abrir el archivo %s. No se pueden guardar los datos\n", ARCHIVO_DATOS);</text:span></text:p>
      <text:p text:style-name="Standard"><text:span text:style-name="T5"><text:s text:c="3"/></text:span><text:span text:style-name="T6">else {</text:span></text:p>
      <text:p text:style-name="P5"><text:s text:c="6"/>fwrite(&amp;equipo, sizeof(struct s_equipo), 1, f);</text:p>
      <text:p text:style-name="Standard"><text:span text:style-name="T6"><text:s text:c="6"/></text:span><text:span text:style-name="T5">fclose(f);</text:span></text:p>
      <text:p text:style-name="P2"><text:s text:c="3"/>}</text:p>
      <text:p text:style-name="P2">}</text:p>
      <text:p text:style-name="P2"/>
      <text:p text:style-name="P2">// Lee los datos del archivo de datos y los muestra por la pantalla</text:p>
      <text:p text:style-name="P6">void mostrar_datos()</text:p>
      <text:p text:style-name="P5">{</text:p>
      <text:p text:style-name="P5"><text:s text:c="3"/>FILE *f;</text:p>
      <text:p text:style-name="P5"><text:s text:c="3"/>struct s_equipo equipo;</text:p>
      <text:p text:style-name="Standard"><text:span text:style-name="T6"><text:s text:c="3"/>int result;</text:span></text:p>
      <text:p text:style-name="P5"><text:s text:c="3"/></text:p>
      <text:p text:style-name="Standard"><text:span text:style-name="T6"><text:s text:c="3"/></text:span><text:span text:style-name="T5">// Abrir el archivo para lectura</text:span></text:p>
      <text:p text:style-name="Standard"><text:span text:style-name="T5"><text:s text:c="3"/>f = fopen(ARCHIVO_DATOS, "rb");</text:span></text:p>
      <text:p text:style-name="P2"><text:s text:c="3"/>if (f == NULL) {</text:p>
      <text:p text:style-name="Standard"><text:span text:style-name="T5"><text:s text:c="5"/>printf("Error al abrir el archivo %s\n", ARCHIVO_DATOS);</text:span></text:p>
      <text:p text:style-name="P2"><text:s text:c="5"/>return;</text:p>
      <text:p text:style-name="P2"><text:s text:c="3"/>}</text:p>
      <text:p text:style-name="P2"><text:s text:c="3"/></text:p>
      <text:p text:style-name="P2"><text:s text:c="3"/>// Leer datos y mostrarlos en la pantalla, hasta que se alcance el EOF</text:p>
      <text:p text:style-name="P2"><text:s text:c="3"/>printf("\nEQUIPO <text:s text:c="13"/>JUG GAN EMP PER PUNTOS\n\n");</text:p>
      <text:p text:style-name="Standard"><text:span text:style-name="T5"><text:s text:c="3"/></text:span><text:span text:style-name="T6">while (!feof(f))</text:span></text:p>
      <text:p text:style-name="P5"><text:s text:c="3"/>{</text:p>
      <text:p text:style-name="P5"><text:s text:c="6"/>fread(&amp;equipo, sizeof(struct s_equipo), 1, f);</text:p>
      <text:p text:style-name="P5"><text:s text:c="6"/>printf("%-20s %2i <text:s/>%2i <text:s/>%2i <text:s/>%2i <text:s text:c="2"/>%2i\n", equipo.nombre, equipo.jug, equipo.gan,</text:p>
      <text:p text:style-name="Standard"><text:span text:style-name="T6"><text:s text:c="15"/></text:span><text:span text:style-name="T5">equipo.emp, equipo.per, equipo.puntos);</text:span></text:p>
      <text:p text:style-name="P2"><text:s text:c="3"/>}</text:p>
      <text:p text:style-name="P2"><text:s text:c="3"/>fclose(f); <text:s/></text:p>
      <text:p text:style-name="P2">}</text:p>
      <text:p text:style-name="P2"/>
      <text:p text:style-name="P2"/>
      <text:p text:style-name="P2">// Ordena el archivo de datos por puntuación. Usaremos el método de la burbuja</text:p>
      <text:p text:style-name="P2">// Habrá que recorrer el archivo N veces intercambiando los equipos adyacentes que</text:p>
      <text:p text:style-name="P2">// estén desordenados, siendo N el nº de equipos que hay en el archivo.</text:p>
      <text:p text:style-name="P7">void ordenar_datos()</text:p>
      <text:p text:style-name="P5">{</text:p>
      <text:p text:style-name="P5"><text:s text:c="4"/>FILE *f, *f_temp;</text:p>
      <text:p text:style-name="P5"><text:s text:c="4"/>int N, i;</text:p>
      <text:p text:style-name="P5"><text:s text:c="4"/>struct s_equipo eq1, eq2;</text:p>
      <text:p text:style-name="P5"><text:s text:c="4"/></text:p>
      <text:p text:style-name="Standard"><text:span text:style-name="T6"><text:s text:c="4"/></text:span><text:span text:style-name="T5">printf("Ordenando el archivo...\n");</text:span></text:p>
      <text:p text:style-name="P2"><text:s text:c="4"/>N = contar_equipos(); <text:s text:c="3"/><text:tab/><text:tab/><text:tab/> // Cuenta en nº de equipos que hay en el archivo</text:p>
      <text:p text:style-name="P2"><text:s text:c="4"/></text:p>
      <text:p text:style-name="P2"><text:s text:c="4"/>for (i=0; i&lt;N; i++) <text:s text:c="20"/>// Repetiremos el proceso N veces</text:p>
      <text:p text:style-name="P2"><text:s text:c="4"/>{</text:p>
      <text:p text:style-name="P2"><text:s text:c="8"/>// Abrir archivo de datos para lectura</text:p>
      <text:p text:style-name="Standard"><text:span text:style-name="T5"><text:s text:c="8"/>f = fopen(ARCHIVO_DATOS, "rb");</text:span></text:p>
      <text:p text:style-name="P2"><text:s text:c="8"/>if (f == NULL) {</text:p>
      <text:p text:style-name="Standard"><text:span text:style-name="T5"><text:s text:c="10"/>printf("No se puede abrir el archivo de datos %s\n", ARCHIVO_DATOS);</text:span></text:p>
      <text:p text:style-name="P2"><text:s text:c="10"/>return;</text:p>
      <text:p text:style-name="P2"><text:s text:c="8"/>}</text:p>
      <text:p text:style-name="P2"><text:s text:c="3"/></text:p>
      <text:p text:style-name="P2"><text:s text:c="8"/>// Crear archivo auxiliar para realizar el intercambio de elementos</text:p>
      <text:p text:style-name="Standard"><text:span text:style-name="T5"><text:s text:c="8"/></text:span><text:span text:style-name="T6">f_temp = fopen("temporal", "wb");</text:span></text:p>
      <text:p text:style-name="Standard"><text:span text:style-name="T6"><text:s text:c="8"/></text:span><text:span text:style-name="T5">if (f_temp == NULL) {</text:span></text:p>
      <text:p text:style-name="P2"><text:s text:c="10"/>printf("Error al crear archivo temporal\n");</text:p>
      <text:p text:style-name="P2"><text:s text:c="10"/>fclose(f);</text:p>
      <text:p text:style-name="P2"><text:s text:c="10"/>return;</text:p>
      <text:p text:style-name="P2"><text:s text:c="8"/>} <text:s text:c="5"/></text:p>
      <text:p text:style-name="P2"><text:s text:c="8"/></text:p>
      <text:p text:style-name="P2"><text:s text:c="8"/>// Recorrer el archivo intercambiando elementos adyacentes (si están desordenados)</text:p>
      <text:p text:style-name="Standard"><text:span text:style-name="T5"><text:s text:c="8"/></text:span><text:span text:style-name="T6">fread(&amp;eq1, sizeof(struct s_equipo), 1, f);</text:span></text:p>
      <text:p text:style-name="Standard"><text:span text:style-name="T6"><text:s text:c="8"/></text:span><text:span text:style-name="T5">while (!feof(f))</text:span></text:p>
      <text:p text:style-name="P2"><text:s text:c="8"/>{</text:p>
      <text:p text:style-name="P2"><text:s text:c="11"/>// Leemos el siguiente registro (eq2) para compararlo con el anterior (eq1)</text:p>
      <text:p text:style-name="Standard"><text:soft-page-break/><text:span text:style-name="T5"><text:s text:c="11"/></text:span><text:span text:style-name="T6">fread(&amp;eq2, sizeof(struct s_equipo), 1, f);</text:span></text:p>
      <text:p text:style-name="P5"><text:s text:c="11"/></text:p>
      <text:p text:style-name="Standard"><text:span text:style-name="T5"><text:s text:c="11"/>if (eq1.puntos &gt; eq2.puntos) <text:s text:c="10"/>// Están ordenados </text:span><text:span text:style-name="T8">(ORDENACIÓN POR PUNTOS)</text:span></text:p>
      <text:p text:style-name="P2"><text:s text:c="11"/>{ <text:s text:c="37"/>// Copiamos el equipo eq1 al archivo temporal</text:p>
      <text:p text:style-name="Standard"><text:span text:style-name="T5"><text:s text:c="15"/>fwrite(&amp;eq1, siz</text:span><text:span text:style-name="T6">eof(struct s_equipo), 1, f_temp); <text:s text:c="5"/></text:span></text:p>
      <text:p text:style-name="Standard"><text:span text:style-name="T6"><text:s text:c="15"/></text:span><text:span text:style-name="T5">eq1 = eq2; <text:s text:c="24"/>// Preparamos la próxima iteración</text:span></text:p>
      <text:p text:style-name="P2"><text:s text:c="11"/>}</text:p>
      <text:p text:style-name="P2"><text:s text:c="11"/>else <text:s text:c="6"/>// Están desordenados. Hay que intercambiarlos</text:p>
      <text:p text:style-name="P2"><text:s text:c="11"/>{ <text:s text:c="9"/>// Escribimos eq2 en lugar de eq1 en el archivo temporal</text:p>
      <text:p text:style-name="Standard"><text:span text:style-name="T5"><text:s text:c="15"/></text:span><text:span text:style-name="T6">fwrite(&amp;eq2, sizeof(struct s_equipo), 1, f_temp);</text:span></text:p>
      <text:p text:style-name="P5"><text:s text:c="11"/>}</text:p>
      <text:p text:style-name="P5"><text:s text:c="8"/>}</text:p>
      <text:p text:style-name="P5"><text:s text:c="8"/>fwrite(&amp;eq2, sizeof(struct s_equipo), 1, f_temp);</text:p>
      <text:p text:style-name="P5"><text:s text:c="8"/>fclose(f);</text:p>
      <text:p text:style-name="P5"><text:s text:c="8"/>fclose(f_temp);</text:p>
      <text:p text:style-name="P5"><text:s text:c="8"/></text:p>
      <text:p text:style-name="Standard"><text:span text:style-name="T6"><text:s text:c="8"/></text:span><text:span text:style-name="T5">// Convertimos el archivo temporal en el nuevo archivo de datos</text:span></text:p>
      <text:p text:style-name="Standard"><text:span text:style-name="T5"><text:s text:c="8"/>remove(ARCHIVO_DATOS);</text:span></text:p>
      <text:p text:style-name="Standard"><text:span text:style-name="T5"><text:s text:c="8"/>rename("temporal", ARCHIVO_DATOS);</text:span></text:p>
      <text:p text:style-name="P2"><text:s text:c="3"/>} // Fin del "for" (se repite N veces)</text:p>
      <text:p text:style-name="P2"><text:s text:c="3"/></text:p>
      <text:p text:style-name="P2"><text:s text:c="3"/>printf("Ordenación terminada.\n");</text:p>
      <text:p text:style-name="P2">}</text:p>
      <text:p text:style-name="P2"/>
      <text:p text:style-name="P2"/>
      <text:p text:style-name="P2"/>
      <text:p text:style-name="P2">// Devuelve el número de equipos que hay en el archivo de datos</text:p>
      <text:p text:style-name="P7">int contar_equipos()</text:p>
      <text:p text:style-name="P5">{</text:p>
      <text:p text:style-name="P5"><text:s text:c="3"/>int cont;</text:p>
      <text:p text:style-name="P5"><text:s text:c="3"/>FILE* f;</text:p>
      <text:p text:style-name="P5"><text:s text:c="3"/>struct s_equipo eq;</text:p>
      <text:p text:style-name="P5"/>
      <text:p text:style-name="Standard"><text:span text:style-name="T6"><text:s text:c="3"/></text:span><text:span text:style-name="T5">// Abrir archivo de datos para lectura</text:span></text:p>
      <text:p text:style-name="Standard"><text:span text:style-name="T5"><text:s text:c="3"/>f = fopen(ARCHIVO_DATOS, "rb");</text:span></text:p>
      <text:p text:style-name="P2"><text:s text:c="3"/>if (f == NULL) {</text:p>
      <text:p text:style-name="Standard"><text:span text:style-name="T5"><text:s text:c="6"/>printf("No se puede abrir el archivo de datos %s\n", ARCHIVO_DATOS);</text:span></text:p>
      <text:p text:style-name="Standard"><text:span text:style-name="T5"><text:s text:c="6"/></text:span><text:span text:style-name="T6">return -1;</text:span></text:p>
      <text:p text:style-name="P5"><text:s text:c="3"/>}</text:p>
      <text:p text:style-name="P5"/>
      <text:p text:style-name="P5"><text:s text:c="3"/>cont = 0;</text:p>
      <text:p text:style-name="P5"><text:s text:c="3"/>while (!feof(f)) <text:s/></text:p>
      <text:p text:style-name="P5"><text:s text:c="3"/>{</text:p>
      <text:p text:style-name="P5"><text:s text:c="7"/>fread(&amp;eq, sizeof(struct s_equipo), 1, f);</text:p>
      <text:p text:style-name="Standard"><text:span text:style-name="T6"><text:s text:c="7"/></text:span><text:span text:style-name="T5">cont++;</text:span></text:p>
      <text:p text:style-name="P2"><text:s text:c="3"/>}</text:p>
      <text:p text:style-name="P2"><text:s text:c="3"/></text:p>
      <text:p text:style-name="P2"><text:s text:c="3"/>return cont;</text:p>
      <text:p text:style-name="P2">}</text:p>
      <text:p text:style-name="P2"/>
      <text:p text:style-name="P2">// Pide por teclado un nombre de equipo y lo busca en el archivo de datos</text:p>
      <text:p text:style-name="P2">// Si lo encuentra, muestra sus datos en la pantalla</text:p>
      <text:p text:style-name="P3">void buscar_equipo()</text:p>
      <text:p text:style-name="P2">{</text:p>
      <text:p text:style-name="P2"><text:s text:c="3"/>FILE *f;</text:p>
      <text:p text:style-name="P2"><text:s text:c="3"/>struct s_equipo equipo;</text:p>
      <text:p text:style-name="Standard"><text:span text:style-name="T5"><text:s text:c="3"/></text:span><text:span text:style-name="T7">char nom_eq[50];</text:span></text:p>
      <text:p text:style-name="P8"><text:s text:c="3"/>int encontrado;</text:p>
      <text:p text:style-name="P8"><text:s text:c="3"/></text:p>
      <text:p text:style-name="Standard"><text:span text:style-name="T7"><text:s text:c="3"/></text:span><text:span text:style-name="T5">// Leer nombre del equipo que se pretende buscar</text:span></text:p>
      <text:p text:style-name="P2"><text:s text:c="3"/>printf("Introduzca nombre del equipo: ");</text:p>
      <text:p text:style-name="P2"><text:s text:c="3"/>gets(nom_eq);</text:p>
      <text:p text:style-name="P2"><text:s text:c="3"/></text:p>
      <text:p text:style-name="P2"><text:s text:c="3"/>// Abrir archivo de datos para lectura</text:p>
      <text:p text:style-name="Standard"><text:span text:style-name="T5"><text:s text:c="3"/>f = fopen(ARCHIVO_DATOS, "rb");</text:span></text:p>
      <text:p text:style-name="P2"><text:s text:c="3"/>if (f == NULL) {</text:p>
      <text:p text:style-name="Standard"><text:span text:style-name="T5"><text:s text:c="6"/>printf("No se puede abrir el archivo de datos %s\n", ARCHIVO_DATOS);</text:span></text:p>
      <text:p text:style-name="P2"><text:s text:c="6"/>return;</text:p>
      <text:p text:style-name="P2"><text:s text:c="3"/>}</text:p>
      <text:p text:style-name="P2"><text:s text:c="3"/></text:p>
      <text:p text:style-name="P2"><text:s text:c="3"/>// Recorrer el archivo buscando el equipo</text:p>
      <text:p text:style-name="Standard"><text:soft-page-break/><text:span text:style-name="T5"><text:s text:c="3"/></text:span><text:span text:style-name="T6">encontrado = 0;</text:span></text:p>
      <text:p text:style-name="P5"><text:s text:c="3"/>while (!feof(f))</text:p>
      <text:p text:style-name="P5"><text:s text:c="3"/>{</text:p>
      <text:p text:style-name="P5"><text:s text:c="6"/>fread(&amp;equipo, sizeof(struct s_equipo), 1, f);</text:p>
      <text:p text:style-name="Standard"><text:span text:style-name="T6"><text:s text:c="6"/></text:span><text:span text:style-name="T5">if (strcmp(equipo.nombre, nom_eq) == 0) <text:s text:c="5"/>// Hemos encontrado el equipo</text:span></text:p>
      <text:p text:style-name="P2"><text:s text:c="6"/>{</text:p>
      <text:p text:style-name="P2"><text:s text:c="9"/>encontrado = 1;</text:p>
      <text:p text:style-name="P2"><text:s text:c="9"/>printf("Nombre: %s\n", equipo.nombre);</text:p>
      <text:p text:style-name="P2"><text:s text:c="9"/>printf("Puntos: %i\n", equipo.puntos);</text:p>
      <text:p text:style-name="P2"><text:s text:c="9"/>printf("Ganados: %i - Empatados: %i - Perdidos: %i\n", equipo.gan, equipo.emp, equipo.per);</text:p>
      <text:p text:style-name="P2"><text:s text:c="9"/>break;</text:p>
      <text:p text:style-name="P2"><text:s text:c="6"/>}</text:p>
      <text:p text:style-name="P2"><text:s text:c="3"/>}</text:p>
      <text:p text:style-name="P2"><text:s text:c="3"/>fclose(f);</text:p>
      <text:p text:style-name="P2"><text:s text:c="3"/></text:p>
      <text:p text:style-name="P2"><text:s text:c="3"/>if (encontrado == 0)</text:p>
      <text:p text:style-name="P2"><text:s text:c="6"/>printf("Equipo no encontrado"); <text:s text:c="2"/></text:p>
      <text:p text:style-name="P2">}</text:p>
      <text:p text:style-name="P2"/>
      <text:p text:style-name="P2"/>
      <text:p text:style-name="P2">// Pide por teclado un nombre de equipo y lo busca en el archivo de datos</text:p>
      <text:p text:style-name="P2">// Si lo encuentra, lo borra del archivo.</text:p>
      <text:p text:style-name="P3">void borrar_equipo()</text:p>
      <text:p text:style-name="P2">{</text:p>
      <text:p text:style-name="P2"><text:s text:c="3"/>FILE *f, *f_temp;</text:p>
      <text:p text:style-name="P2"><text:s text:c="3"/>struct s_equipo equipo;</text:p>
      <text:p text:style-name="Standard"><text:span text:style-name="T5"><text:s text:c="3"/></text:span><text:span text:style-name="T7">char nom_eq[50];</text:span></text:p>
      <text:p text:style-name="P8"><text:s text:c="3"/>int encontrado;</text:p>
      <text:p text:style-name="P8"><text:s text:c="3"/></text:p>
      <text:p text:style-name="Standard"><text:span text:style-name="T7"><text:s text:c="3"/></text:span><text:span text:style-name="T5">// Leer nombre del equipo que se pretende borrar</text:span></text:p>
      <text:p text:style-name="P2"><text:s text:c="3"/>printf("Introduzca nombre del equipo que quiere borrar: ");</text:p>
      <text:p text:style-name="P2"><text:s text:c="3"/>gets(nom_eq);</text:p>
      <text:p text:style-name="P2"><text:s text:c="3"/></text:p>
      <text:p text:style-name="P2"><text:s text:c="3"/>// Abrir archivo de datos para lectura</text:p>
      <text:p text:style-name="Standard"><text:span text:style-name="T5"><text:s text:c="3"/>f = fopen(ARCHIVO_DATOS, "rb");</text:span></text:p>
      <text:p text:style-name="P2"><text:s text:c="3"/>if (f == NULL) {</text:p>
      <text:p text:style-name="Standard"><text:span text:style-name="T5"><text:s text:c="6"/>printf("No se puede abrir el archivo de datos %s\n", ARCHIVO_DATOS);</text:span></text:p>
      <text:p text:style-name="P2"><text:s text:c="6"/>return;</text:p>
      <text:p text:style-name="P2"><text:s text:c="3"/>}</text:p>
      <text:p text:style-name="P2"><text:s text:c="3"/></text:p>
      <text:p text:style-name="P2"><text:s text:c="3"/>// Crear archivo auxiliar para realizar el borrado</text:p>
      <text:p text:style-name="Standard"><text:span text:style-name="T5"><text:s text:c="3"/></text:span><text:span text:style-name="T6">f_temp = fopen("temporal", "wb");</text:span></text:p>
      <text:p text:style-name="Standard"><text:span text:style-name="T6"><text:s text:c="3"/></text:span><text:span text:style-name="T5">if (f_temp == NULL) {</text:span></text:p>
      <text:p text:style-name="P2"><text:s text:c="7"/>printf("Error al crear archivo temporal\n");</text:p>
      <text:p text:style-name="P2"><text:s text:c="7"/>fclose(f);</text:p>
      <text:p text:style-name="P2"><text:s text:c="7"/>return;</text:p>
      <text:p text:style-name="P2"><text:s text:c="3"/>}</text:p>
      <text:p text:style-name="P2"><text:s text:c="6"/></text:p>
      <text:p text:style-name="P2"><text:s text:c="3"/>// Recorrer el archivo copiando todos los registros, menos el que se quiere borrar</text:p>
      <text:p text:style-name="Standard"><text:span text:style-name="T5"><text:s text:c="3"/></text:span><text:span text:style-name="T6">encontrado = 0;</text:span></text:p>
      <text:p text:style-name="P5"><text:s text:c="3"/>while (!feof(f))</text:p>
      <text:p text:style-name="P5"><text:s text:c="3"/>{</text:p>
      <text:p text:style-name="P5"><text:s text:c="6"/>fread(&amp;equipo, sizeof(struct s_equipo), 1, f);</text:p>
      <text:p text:style-name="Standard"><text:span text:style-name="T6"><text:s text:c="6"/></text:span><text:span text:style-name="T5">if (strcmp(equipo.nombre, nom_eq) == 0) <text:s text:c="5"/>// Hemos encontrado el equipo</text:span></text:p>
      <text:p text:style-name="Standard"><text:span text:style-name="T5"><text:s text:c="9"/></text:span><text:span text:style-name="T6">encontrado = 1;</text:span></text:p>
      <text:p text:style-name="P5"><text:s text:c="6"/>else</text:p>
      <text:p text:style-name="P5"><text:s text:c="9"/>fwrite(&amp;equipo, sizeof(struct s_equipo), 1, f_temp);</text:p>
      <text:p text:style-name="P5"><text:s text:c="3"/>}</text:p>
      <text:p text:style-name="P5"><text:s text:c="3"/>fclose(f);</text:p>
      <text:p text:style-name="P5"><text:s text:c="3"/>fclose(f_temp);</text:p>
      <text:p text:style-name="P5"><text:s text:c="3"/></text:p>
      <text:p text:style-name="Standard"><text:span text:style-name="T6"><text:s text:c="3"/></text:span><text:span text:style-name="T5">// Mostrar resultado y eliminar archivo temporal</text:span></text:p>
      <text:p text:style-name="P2"><text:s text:c="3"/>if (encontrado == 1)</text:p>
      <text:p text:style-name="P2"><text:s text:c="3"/>{</text:p>
      <text:p text:style-name="P2"><text:s text:c="6"/>printf("Equipo borrado");</text:p>
      <text:p text:style-name="Standard"><text:span text:style-name="T5"><text:s text:c="6"/>remove(ARCHIVO_DATOS);</text:span></text:p>
      <text:p text:style-name="Standard"><text:span text:style-name="T5"><text:s text:c="6"/>rename("temporal", ARCHIVO_DATOS);</text:span></text:p>
      <text:p text:style-name="P2"><text:s text:c="3"/>}</text:p>
      <text:p text:style-name="P2"><text:s text:c="3"/>else</text:p>
      <text:p text:style-name="P2"><text:s text:c="3"/>{</text:p>
      <text:p text:style-name="P2"><text:soft-page-break/><text:s text:c="6"/>printf("Equipo no encontrado"); <text:s text:c="2"/></text:p>
      <text:p text:style-name="P2"><text:s text:c="6"/>remove("temporal");</text:p>
      <text:p text:style-name="P2"><text:s text:c="3"/>}</text:p>
      <text:p text:style-name="P2">}</text:p>
      <text:p text:style-name="P2"/>
      <text:p text:style-name="P2"/>
      <text:p text:style-name="P2">// Pide por teclado un nombre de equipo y lo busca en el archivo de datos</text:p>
      <text:p text:style-name="P2">// Si lo encuentra, muestra sus datos en la pantalla y pide al usuario</text:p>
      <text:p text:style-name="P2">// que los modifique. Luego guarda los datos modificados en el archivo.</text:p>
      <text:p text:style-name="P3">void modificar_equipo()</text:p>
      <text:p text:style-name="P2">{</text:p>
      <text:p text:style-name="P2"><text:s text:c="3"/>FILE *f, *f_temp;</text:p>
      <text:p text:style-name="P2"><text:s text:c="3"/>struct s_equipo equipo, nuevo;</text:p>
      <text:p text:style-name="P2"><text:s text:c="3"/>char nom_eq[50], aux[50];</text:p>
      <text:p text:style-name="P2"><text:s text:c="3"/>int encontrado;</text:p>
      <text:p text:style-name="P2"><text:s text:c="3"/></text:p>
      <text:p text:style-name="P2"><text:s text:c="3"/>// Leer nombre del equipo que se pretende modificar</text:p>
      <text:p text:style-name="P2"><text:s text:c="3"/>printf("Introduzca nombre del equipo que quiere modificar: "); <text:s text:c="2"/></text:p>
      <text:p text:style-name="P2"><text:s text:c="3"/>gets(nom_eq);</text:p>
      <text:p text:style-name="P2"><text:s text:c="3"/></text:p>
      <text:p text:style-name="P2"><text:s text:c="3"/>// Abrir archivo de datos para lectura</text:p>
      <text:p text:style-name="Standard"><text:span text:style-name="T5"><text:s text:c="3"/>f = fopen(ARCHIVO_DATOS, "rb");</text:span></text:p>
      <text:p text:style-name="P2"><text:s text:c="3"/>if (f == NULL) {</text:p>
      <text:p text:style-name="Standard"><text:span text:style-name="T5"><text:s text:c="6"/>printf("No se puede abrir el archivo de datos %s\n", ARCHIVO_DATOS);</text:span></text:p>
      <text:p text:style-name="P2"><text:s text:c="6"/>return;</text:p>
      <text:p text:style-name="P2"><text:s text:c="3"/>}</text:p>
      <text:p text:style-name="P2"><text:s text:c="3"/></text:p>
      <text:p text:style-name="P2"><text:s text:c="3"/>// Crear archivo auxiliar para realizar la modificación</text:p>
      <text:p text:style-name="Standard"><text:span text:style-name="T5"><text:s text:c="3"/></text:span><text:span text:style-name="T6">f_temp = fopen("temporal", "wb");</text:span></text:p>
      <text:p text:style-name="Standard"><text:span text:style-name="T6"><text:s text:c="3"/></text:span><text:span text:style-name="T5">if (f_temp == NULL) {</text:span></text:p>
      <text:p text:style-name="P2"><text:s text:c="7"/>printf("Error al crear archivo temporal\n");</text:p>
      <text:p text:style-name="P2"><text:s text:c="7"/>fclose(f);</text:p>
      <text:p text:style-name="P2"><text:s text:c="7"/>return;</text:p>
      <text:p text:style-name="P2"><text:s text:c="3"/>}</text:p>
      <text:p text:style-name="P2"><text:s text:c="6"/></text:p>
      <text:p text:style-name="P2"><text:s text:c="3"/>// Recorrer el archivo copiando todos los registros, menos el que se quiere modificar</text:p>
      <text:p text:style-name="Standard"><text:span text:style-name="T5"><text:s text:c="3"/></text:span><text:span text:style-name="T6">encontrado = 0;</text:span></text:p>
      <text:p text:style-name="P5"><text:s text:c="3"/>while (!feof(f))</text:p>
      <text:p text:style-name="P5"><text:s text:c="3"/>{</text:p>
      <text:p text:style-name="P5"><text:s text:c="6"/>fread(&amp;equipo, sizeof(struct s_equipo), 1, f);</text:p>
      <text:p text:style-name="Standard"><text:span text:style-name="T6"><text:s text:c="6"/></text:span><text:span text:style-name="T5">if (strcmp(equipo.nombre, nom_eq) == 0) <text:s text:c="5"/>// Hemos encontrado el equipo</text:span></text:p>
      <text:p text:style-name="P2"><text:s text:c="6"/>{</text:p>
      <text:p text:style-name="P2"><text:s text:c="8"/>encontrado = 1;</text:p>
      <text:p text:style-name="P2"><text:s text:c="8"/>// Mostramos sus datos actuales</text:p>
      <text:p text:style-name="P2"><text:s text:c="8"/>printf("Equipo encontrado. Sus datos actuales son:");</text:p>
      <text:p text:style-name="P2"><text:s text:c="8"/>printf("Nombre: %s\n", equipo.nombre);</text:p>
      <text:p text:style-name="P2"><text:s text:c="8"/>printf("Jugados = %i, Puntos = %i\n", equipo.jug, equipo.puntos);</text:p>
      <text:p text:style-name="P2"><text:s text:c="8"/>printf("Ganados = %i, Empatados = %i, Perdidos = %i\n\n",</text:p>
      <text:p text:style-name="P2"><text:s text:c="59"/>equipo.gan, equipo.emp, equipo.per);</text:p>
      <text:p text:style-name="P2"><text:s text:c="8"/>// Pedimos al usuario que introduzca los datos nuevos</text:p>
      <text:p text:style-name="P2"><text:s text:c="8"/>printf("Introduzca los datos nuevos:\n");</text:p>
      <text:p text:style-name="P2"><text:s text:c="8"/>printf("Nombre: ");</text:p>
      <text:p text:style-name="P2"><text:s text:c="8"/>gets(nuevo.nombre);</text:p>
      <text:p text:style-name="P2"><text:s text:c="8"/>printf("Partidos jugados: ");</text:p>
      <text:p text:style-name="Standard"><text:span text:style-name="T5"><text:s text:c="8"/></text:span><text:span text:style-name="T7">gets(aux); nuevo.jug = atoi(aux);</text:span></text:p>
      <text:p text:style-name="Standard"><text:span text:style-name="T7"><text:s text:c="8"/></text:span><text:span text:style-name="T5">printf("Partidos ganados: ");</text:span></text:p>
      <text:p text:style-name="P2"><text:s text:c="8"/>gets(aux); nuevo.gan = atoi(aux);</text:p>
      <text:p text:style-name="P2"><text:s text:c="8"/>printf("Partidos perdidos: ");</text:p>
      <text:p text:style-name="Standard"><text:span text:style-name="T5"><text:s text:c="8"/></text:span><text:span text:style-name="T7">gets(aux); nuevo.per = atoi(aux);</text:span></text:p>
      <text:p text:style-name="Standard"><text:span text:style-name="T7"><text:s text:c="8"/></text:span><text:span text:style-name="T5">nuevo.emp = nuevo.jug - nuevo.per - nuevo.gan;</text:span></text:p>
      <text:p text:style-name="P2"><text:s text:c="8"/>nuevo.puntos = nuevo.gan * 3 + nuevo.emp;</text:p>
      <text:p text:style-name="P2"><text:s text:c="8"/>// Grabamos los datos nuevos</text:p>
      <text:p text:style-name="P2"><text:s text:c="8"/>fwrite(&amp;nuevo, sizeof(struct s_equipo), 1, f_temp); <text:s text:c="2"/></text:p>
      <text:p text:style-name="Standard"><text:span text:style-name="T5"><text:s text:c="6"/></text:span><text:span text:style-name="T6">} <text:s text:c="4"/></text:span></text:p>
      <text:p text:style-name="P5"><text:s text:c="6"/>else</text:p>
      <text:p text:style-name="P5"><text:s text:c="8"/>fwrite(&amp;equipo, sizeof(struct s_equipo), 1, f_temp);</text:p>
      <text:p text:style-name="P5"><text:s text:c="3"/>}</text:p>
      <text:p text:style-name="P5"><text:s text:c="3"/>fclose(f);</text:p>
      <text:p text:style-name="P5"><text:s text:c="3"/>fclose(f_temp);</text:p>
      <text:p text:style-name="P5"><text:s text:c="3"/></text:p>
      <text:p text:style-name="Standard"><text:span text:style-name="T6"><text:s text:c="3"/></text:span><text:span text:style-name="T5">// Mostrar resultado y eliminar archivo temporal</text:span></text:p>
      <text:p text:style-name="P2"><text:soft-page-break/><text:s text:c="3"/>if (encontrado == 1)</text:p>
      <text:p text:style-name="P2"><text:s text:c="3"/>{</text:p>
      <text:p text:style-name="P2"><text:s text:c="6"/>printf("Equipo modificado");</text:p>
      <text:p text:style-name="Standard"><text:span text:style-name="T5"><text:s text:c="6"/>remove(ARCHIVO_DATOS);</text:span></text:p>
      <text:p text:style-name="Standard"><text:span text:style-name="T5"><text:s text:c="6"/>rename("temporal", ARCHIVO_DATOS);</text:span></text:p>
      <text:p text:style-name="P2"><text:s text:c="3"/>}</text:p>
      <text:p text:style-name="P2"><text:s text:c="3"/>else</text:p>
      <text:p text:style-name="P2"><text:s text:c="3"/>{</text:p>
      <text:p text:style-name="P2"><text:s text:c="6"/>printf("Equipo no encontrado"); <text:s text:c="2"/></text:p>
      <text:p text:style-name="P2"><text:s text:c="6"/>remove("temporal");</text:p>
      <text:p text:style-name="P2"><text:s text:c="3"/>}</text:p>
      <text:p text:style-name="P2"/>
      <text:p text:style-name="P2">}</text:p>
      <text:p text:style-name="P2"/>
      <text:p text:style-name="P28">SOLUCIÓN 2</text:p>
      <text:p text:style-name="P10"><text:span text:style-name="T3">La segunda solución que proponemos consiste en </text:span><text:span text:style-name="T2">cargar todos los datos en la memoria principal</text:span><text:span text:style-name="T3"> al comenzar el programa, y operar exclusivamente con esos datos. Al finalizar el programa, volveremos a escribir todos los datos en el archivo de memoria secundaria.</text:span></text:p>
      <text:p text:style-name="P10"><text:span text:style-name="T2">Ventajas</text:span><text:span text:style-name="T3"> de esta solución:</text:span></text:p>
      <text:list text:style-name="WW8Num2">
        <text:list-item>
          <text:p text:style-name="P17"><text:span text:style-name="T3">La ejecución es </text:span><text:span text:style-name="T2">más rápida</text:span><text:span text:style-name="T3">, ya que los datos que se manipulan están en la memoria principal. Sólo se accede a memoria secundaria dos veces: al empezar y al terminar la ejecución.</text:span></text:p>
        </text:list-item>
        <text:list-item>
          <text:p text:style-name="P17"><text:span text:style-name="T3">Las operaciones </text:span><text:span text:style-name="T2">de borrado, modificación y ordenación son muy sencillas</text:span><text:span text:style-name="T3"> de realizar, ya que se trata de operaciones sobre vectores. El borrado lo haremos añadiendo una marca a cada registro.</text:span></text:p>
        </text:list-item>
      </text:list>
      <text:p text:style-name="P10"><text:span text:style-name="T2">Inconvenientes</text:span><text:span text:style-name="T3"> de esta solución:</text:span></text:p>
      <text:list text:style-name="WW8Num2">
        <text:list-item>
          <text:p text:style-name="P17"><text:span text:style-name="T2">Si el programa se detiene</text:span><text:span text:style-name="T3"> por alguna razón antes de terminar (corte de luz, colapso del sistema, etc), </text:span><text:span text:style-name="T2">perderemos todas las modificaciones</text:span><text:span text:style-name="T3"> que hayamos hecho sobre los datos, ya que no se habrán escrito en el archivo.</text:span></text:p>
        </text:list-item>
        <text:list-item>
          <text:p text:style-name="P17"><text:span text:style-name="T3">Al cargar los datos en un vector tenemos una importante </text:span><text:span text:style-name="T2">limitación de espacio</text:span><text:span text:style-name="T3">. Si el archivo es muy grande, los datos sencillamente </text:span><text:span text:style-name="T2">no cabrán en la memoria principal</text:span><text:span text:style-name="T3">. Si utilizásemos memoria dinámica la situación mejoraría algo, pero también podría desbordarse.</text:span></text:p>
        </text:list-item>
      </text:list>
      <text:p text:style-name="P2"/>
      <text:p text:style-name="P2">#include &lt;stdio.h&gt;</text:p>
      <text:p text:style-name="P2">#define ARCHIVO_DATOS "liga.dat"<text:tab/>// Nombre del archivo de datos</text:p>
      <text:p text:style-name="P2">#define MAX_EQUIPOS 20 <text:s text:c="13"/>// Nº máximo de equipos que puede manejar el programa</text:p>
      <text:p text:style-name="P2"/>
      <text:p text:style-name="P4">// Estructura de datos de cada equipo</text:p>
      <text:p text:style-name="P5">struct s_equipo</text:p>
      <text:p text:style-name="P5">{</text:p>
      <text:p text:style-name="P5"><text:s text:c="3"/>char nombre[50];</text:p>
      <text:p text:style-name="P5"><text:s text:c="3"/>int jug, gan, per, emp;</text:p>
      <text:p text:style-name="Standard"><text:span text:style-name="T6"><text:s text:c="3"/></text:span><text:span text:style-name="T5">int puntos;</text:span></text:p>
      <text:p text:style-name="P2"><text:s text:c="3"/>char borrado;</text:p>
      <text:p text:style-name="P2">};</text:p>
      <text:p text:style-name="P2"/>
      <text:p text:style-name="P4">// Prototipos de funciones</text:p>
      <text:p text:style-name="P2">int cargar_datos(struct s_equipo equipos[MAX_EQUIPOS]);</text:p>
      <text:p text:style-name="P2">void grabar_datos(struct s_equipo equipos[MAX_EQUIPOS], int num_eq);</text:p>
      <text:p text:style-name="P2">void introducir_datos(struct s_equipo equipos[MAX_EQUIPOS], int num_eq);</text:p>
      <text:p text:style-name="P2">void mostrar_datos(struct s_equipo equipos[MAX_EQUIPOS], int num_eq);</text:p>
      <text:p text:style-name="P2">void ordenar_datos(struct s_equipo equipos[MAX_EQUIPOS], int num_eq);</text:p>
      <text:p text:style-name="P2">void buscar_equipo(struct s_equipo equipos[MAX_EQUIPOS], int num_eq);</text:p>
      <text:p text:style-name="P2">void borrar_equipo(struct s_equipo equipos[MAX_EQUIPOS], int num_eq);</text:p>
      <text:p text:style-name="P5">void modificar_equipo(struct s_equipo equipos[MAX_EQUIPOS], int num_eq);</text:p>
      <text:p text:style-name="P5"/>
      <text:p text:style-name="P7">int main(void)</text:p>
      <text:p text:style-name="P5">{</text:p>
      <text:p text:style-name="P5"><text:s text:c="3"/>int opc;</text:p>
      <text:p text:style-name="Standard"><text:span text:style-name="T6"><text:s text:c="3"/></text:span><text:span text:style-name="T5">char txt[50];</text:span></text:p>
      <text:p text:style-name="P2"><text:s text:c="3"/>int num_eq; <text:s text:c="29"/>// Nº de equipos que hay almacenados</text:p>
      <text:p text:style-name="P2"><text:s text:c="3"/>struct s_equipo equipos[MAX_EQUIPOS]; <text:s text:c="3"/>// Array donde almacenaremos los datos</text:p>
      <text:p text:style-name="P2"/>
      <text:p text:style-name="P2"><text:s text:c="3"/>num_eq = cargar_datos(equipos); <text:s text:c="9"/>// Cargar datos desde archivo al array</text:p>
      <text:p text:style-name="P2"/>
      <text:p text:style-name="P2"><text:s text:c="3"/>do</text:p>
      <text:p text:style-name="P2"><text:s text:c="3"/>{</text:p>
      <text:p text:style-name="P2"><text:soft-page-break/><text:s text:c="6"/>// Mostrar el menú de opciones</text:p>
      <text:p text:style-name="P2"><text:s text:c="6"/>printf("\n\nPROGRAMA DE LA LIGA DE FUTBOL\n\n");</text:p>
      <text:p text:style-name="P2"><text:s text:c="6"/>printf("MENU DE OPCIONES\n\n");</text:p>
      <text:p text:style-name="P2"><text:s text:c="6"/>printf("1 - Introducir datos\n");</text:p>
      <text:p text:style-name="P2"><text:s text:c="6"/>printf("2 - Mostrar datos\n");</text:p>
      <text:p text:style-name="P2"><text:s text:c="6"/>printf("3 - Ordenar datos\n");</text:p>
      <text:p text:style-name="P2"><text:s text:c="6"/>printf("4 - Buscar un equipo\n");</text:p>
      <text:p text:style-name="P2"><text:s text:c="6"/>printf("5 - Borrar un equipo\n");</text:p>
      <text:p text:style-name="P2"><text:s text:c="6"/>printf("6 - Modificar un equipo\n");</text:p>
      <text:p text:style-name="P2"><text:s text:c="6"/>printf("7 - Salir del programa\n");</text:p>
      <text:p text:style-name="P2"><text:s text:c="3"/></text:p>
      <text:p text:style-name="P2"><text:s text:c="6"/>// Leer la opción seleccionada por el usuario</text:p>
      <text:p text:style-name="P2"><text:s text:c="6"/>do</text:p>
      <text:p text:style-name="P2"><text:s text:c="6"/>{</text:p>
      <text:p text:style-name="P2"><text:s text:c="9"/>printf("\nElija una opción (1-7): ");</text:p>
      <text:p text:style-name="Standard"><text:span text:style-name="T5"><text:s text:c="9"/></text:span><text:span text:style-name="T6">gets(txt);</text:span></text:p>
      <text:p text:style-name="P5"><text:s text:c="9"/>opc = atoi(txt);</text:p>
      <text:p text:style-name="Standard"><text:span text:style-name="T6"><text:s text:c="6"/></text:span><text:span text:style-name="T5">}</text:span></text:p>
      <text:p text:style-name="P2"><text:s text:c="6"/>while ((opc &lt; 1) || (opc &gt; 7));</text:p>
      <text:p text:style-name="P2"><text:s text:c="3"/></text:p>
      <text:p text:style-name="P2"><text:s text:c="6"/>// Llamar a la función correspondiente según la opción elegida</text:p>
      <text:p text:style-name="Standard"><text:span text:style-name="T5"><text:s text:c="6"/></text:span><text:span text:style-name="T6">switch (opc)</text:span></text:p>
      <text:p text:style-name="P5"><text:s text:c="6"/>{</text:p>
      <text:p text:style-name="P5"><text:s text:c="9"/>case 1: if (num_eq &lt; MAX_EQUIPOS-1) {</text:p>
      <text:p text:style-name="Standard"><text:span text:style-name="T6"><text:s text:c="21"/></text:span><text:span text:style-name="T5">introducir_datos(equipos, num_eq); </text:span></text:p>
      <text:p text:style-name="P2"><text:s text:c="21"/>num_eq++; </text:p>
      <text:p text:style-name="P2"><text:s text:c="17"/>}</text:p>
      <text:p text:style-name="P2"><text:s text:c="17"/>else</text:p>
      <text:p text:style-name="P2"><text:s text:c="21"/>printf("No hay memoria para añadir más equipos\n");</text:p>
      <text:p text:style-name="P2"><text:s text:c="17"/>break;</text:p>
      <text:p text:style-name="P2"><text:s text:c="9"/>case 2: mostrar_datos(equipos, num_eq); </text:p>
      <text:p text:style-name="P2"><text:s text:c="17"/>break;</text:p>
      <text:p text:style-name="P2"><text:s text:c="9"/>case 3: ordenar_datos(equipos, num_eq); </text:p>
      <text:p text:style-name="P2"><text:s text:c="17"/>break;</text:p>
      <text:p text:style-name="P2"><text:s text:c="9"/>case 4: buscar_equipo(equipos, num_eq); </text:p>
      <text:p text:style-name="P2"><text:s text:c="17"/>break;</text:p>
      <text:p text:style-name="P2"><text:s text:c="9"/>case 5: borrar_equipo(equipos, num_eq); </text:p>
      <text:p text:style-name="P2"><text:s text:c="17"/>break;</text:p>
      <text:p text:style-name="P2"><text:s text:c="9"/>case 6: modificar_equipo(equipos, num_eq); </text:p>
      <text:p text:style-name="P2"><text:s text:c="17"/>break;</text:p>
      <text:p text:style-name="P2"><text:s text:c="6"/>}</text:p>
      <text:p text:style-name="P2"><text:s text:c="3"/>}</text:p>
      <text:p text:style-name="P2"><text:s text:c="3"/>while (opc != 7);</text:p>
      <text:p text:style-name="P2"><text:s text:c="3"/></text:p>
      <text:p text:style-name="P2"><text:s text:c="3"/>grabar_datos(equipos, num_eq); <text:s text:c="8"/>// Grabar datos del array en el archivo</text:p>
      <text:p text:style-name="P2"><text:s text:c="3"/></text:p>
      <text:p text:style-name="P2"><text:s text:c="3"/>return 0;</text:p>
      <text:p text:style-name="P2">}</text:p>
      <text:p text:style-name="P2"/>
      <text:p text:style-name="P2"/>
      <text:p text:style-name="P2">// Lee los datos grabados en el archivo de disco y los carga en la memoria</text:p>
      <text:p text:style-name="P2">// principal (en un array de estructuras). Devuelve el número de equipos leidos del archivo.</text:p>
      <text:p text:style-name="P4">int cargar_datos(struct s_equipo equipos[MAX_EQUIPOS])</text:p>
      <text:p text:style-name="P5">{</text:p>
      <text:p text:style-name="P5"><text:s text:c="3"/>int num_regs;</text:p>
      <text:p text:style-name="P5"><text:s text:c="3"/>FILE *f;</text:p>
      <text:p text:style-name="P5"/>
      <text:p text:style-name="Standard"><text:span text:style-name="T6"><text:s text:c="3"/></text:span><text:span text:style-name="T5">// Abrimos el archivo para lectura</text:span></text:p>
      <text:p text:style-name="P2"><text:s text:c="3"/>f = fopen(ARCHIVO_DATOS, "rb");</text:p>
      <text:p text:style-name="P2"><text:s text:c="3"/>if (f == NULL) {</text:p>
      <text:p text:style-name="P2"><text:s text:c="6"/>// Si el archivo no existe, lo creamos</text:p>
      <text:p text:style-name="P2"><text:s text:c="6"/>printf("El archivo %s no existe. Se creará uno vacío.\n", ARCHIVO_DATOS);</text:p>
      <text:p text:style-name="Standard"><text:span text:style-name="T5"><text:s text:c="6"/></text:span><text:span text:style-name="T6">f = fopen(ARCHIVO_DATOS, "wb");</text:span></text:p>
      <text:p text:style-name="P5"><text:s text:c="6"/>if (f == NULL) {</text:p>
      <text:p text:style-name="Standard"><text:span text:style-name="T6"><text:s text:c="10"/></text:span><text:span text:style-name="T5">printf("Error al crear el archivo. El programa no puede continuar.\n");</text:span></text:p>
      <text:p text:style-name="P2"><text:s text:c="10"/>exit(1);</text:p>
      <text:p text:style-name="P2"><text:s text:c="6"/>}</text:p>
      <text:p text:style-name="P2"><text:s text:c="3"/>}</text:p>
      <text:p text:style-name="P2"/>
      <text:p text:style-name="P2"><text:s text:c="3"/>// Leemos del archivo de datos un máximo de MAX_EQUIPOS equipos</text:p>
      <text:p text:style-name="P2"><text:s text:c="3"/>// fread() nos devolverá el número de registros leídos realmente</text:p>
      <text:p text:style-name="P2"><text:soft-page-break/><text:s text:c="3"/>// Si el archivo se acaba de crear, ese número será 0</text:p>
      <text:p text:style-name="Standard"><text:span text:style-name="T5"><text:s text:c="3"/></text:span><text:span text:style-name="T6">num_regs = fread(equipos, sizeof(struct s_equipo), MAX_EQUIPOS, f);</text:span></text:p>
      <text:p text:style-name="Standard"><text:span text:style-name="T6"><text:s text:c="3"/></text:span><text:span text:style-name="T5">fclose(f);</text:span></text:p>
      <text:p text:style-name="P2"><text:s text:c="3"/></text:p>
      <text:p text:style-name="P2"><text:s text:c="3"/>return num_regs; <text:s text:c="2"/>// Devolvemos el nº de registros leídos</text:p>
      <text:p text:style-name="P2">} <text:s text:c="2"/></text:p>
      <text:p text:style-name="P2"><text:s text:c="3"/></text:p>
      <text:p text:style-name="P2">// Escribe los datos de la memoria principal (almacenados en un array de estructuras)</text:p>
      <text:p text:style-name="P2">// en el archivo de datos</text:p>
      <text:p text:style-name="P4">void grabar_datos(struct s_equipo equipos[MAX_EQUIPOS], int num_eq)</text:p>
      <text:p text:style-name="P2">{</text:p>
      <text:p text:style-name="P2"><text:s text:c="3"/>FILE *f;</text:p>
      <text:p text:style-name="P2"><text:s text:c="3"/></text:p>
      <text:p text:style-name="P2"><text:s text:c="3"/>// Abrir el archivo para escritura, sobreescribiendo lo que hubiera antes</text:p>
      <text:p text:style-name="Standard"><text:span text:style-name="T5"><text:s text:c="3"/></text:span><text:span text:style-name="T6">f = fopen(ARCHIVO_DATOS, "wb");</text:span></text:p>
      <text:p text:style-name="P5"><text:s text:c="3"/>if (f == NULL) </text:p>
      <text:p text:style-name="Standard"><text:span text:style-name="T6"><text:s text:c="6"/></text:span><text:span text:style-name="T5">printf("Error al abrir el archivo %s. ¡No se pueden guardar los datos!\n", ARCHIVO_DATOS);</text:span></text:p>
      <text:p text:style-name="P2"><text:s text:c="3"/>else {</text:p>
      <text:p text:style-name="P2"><text:s text:c="6"/>// Escribimos "num_eq" registros</text:p>
      <text:p text:style-name="P2"><text:s text:c="6"/>fwrite(equipos, sizeof(struct s_equipo), num_eq, f);</text:p>
      <text:p text:style-name="P2"><text:s text:c="6"/>fclose(f);</text:p>
      <text:p text:style-name="P2"><text:s text:c="3"/>}</text:p>
      <text:p text:style-name="P2">}</text:p>
      <text:p text:style-name="P2"/>
      <text:p text:style-name="P2">// Leer por teclado los datos de un equipo y añadirlo al array de datos</text:p>
      <text:p text:style-name="P4">void introducir_datos(struct s_equipo equipos[MAX_EQUIPOS], int num_eq)</text:p>
      <text:p text:style-name="P2">{</text:p>
      <text:p text:style-name="P2"><text:s text:c="3"/>char aux[50];</text:p>
      <text:p text:style-name="P2"><text:s text:c="3"/></text:p>
      <text:p text:style-name="P2"><text:s text:c="3"/>// Leer datos del equipo por teclado y almacenarlos en la posición "num_eq" del array</text:p>
      <text:p text:style-name="P2"><text:s text:c="3"/>printf("Introduzca los datos del equipo.\n");</text:p>
      <text:p text:style-name="P2"><text:s text:c="3"/>printf(" <text:s/>Nombre: ");</text:p>
      <text:p text:style-name="P2"><text:s text:c="3"/>gets(equipos[num_eq].nombre);</text:p>
      <text:p text:style-name="P2"><text:s text:c="3"/>printf(" <text:s/>Jugados: ");</text:p>
      <text:p text:style-name="P2"><text:s text:c="3"/>gets(aux);</text:p>
      <text:p text:style-name="P2"><text:s text:c="3"/>equipos[num_eq].jug = atoi(aux);</text:p>
      <text:p text:style-name="P2"><text:s text:c="3"/>printf(" <text:s/>Ganados: ");</text:p>
      <text:p text:style-name="P2"><text:s text:c="3"/>gets(aux);</text:p>
      <text:p text:style-name="P2"><text:s text:c="3"/>equipos[num_eq].gan = atoi(aux);</text:p>
      <text:p text:style-name="P2"><text:s text:c="3"/>printf(" <text:s/>Perdidos: ");</text:p>
      <text:p text:style-name="P2"><text:s text:c="3"/>gets(aux);</text:p>
      <text:p text:style-name="P2"><text:s text:c="3"/>equipos[num_eq].per = atoi(aux);</text:p>
      <text:p text:style-name="P2"><text:s text:c="3"/>equipos[num_eq].emp = equipos[num_eq].jug - equipos[num_eq].gan - equipos[num_eq].per;</text:p>
      <text:p text:style-name="P2"><text:s text:c="3"/>equipos[num_eq].puntos = equipos[num_eq].gan * 3 + equipos[num_eq].emp * 1;</text:p>
      <text:p text:style-name="P2"><text:s text:c="3"/></text:p>
      <text:p text:style-name="P2"><text:s text:c="3"/>// Ponemos el campo "borrado" a "N" (o sea, "no")</text:p>
      <text:p text:style-name="P2"><text:s text:c="3"/>equipos[num_eq].borrado = 'N'; <text:s/></text:p>
      <text:p text:style-name="P2">}</text:p>
      <text:p text:style-name="P2"/>
      <text:p text:style-name="P2">// Recorre los datos del array de datos y los muestra por la pantalla</text:p>
      <text:p text:style-name="P4">void mostrar_datos(struct s_equipo equipos[MAX_EQUIPOS], int num_eq)</text:p>
      <text:p text:style-name="P2">{</text:p>
      <text:p text:style-name="P2"><text:s text:c="3"/>int i; <text:s text:c="2"/></text:p>
      <text:p text:style-name="P2"><text:s text:c="3"/></text:p>
      <text:p text:style-name="P2"><text:s text:c="3"/>printf("\nEQUIPO <text:s text:c="13"/>JUG GAN EMP PER PUNTOS\n\n");</text:p>
      <text:p text:style-name="P2"><text:s text:c="3"/>// Recorremos el array de datos y los mostramos en la pantalla</text:p>
      <text:p text:style-name="Standard"><text:span text:style-name="T5"><text:s text:c="3"/></text:span><text:span text:style-name="T6">for (i = 0; i &lt; num_eq; i++)</text:span></text:p>
      <text:p text:style-name="Standard"><text:span text:style-name="T6"><text:s text:c="3"/></text:span><text:span text:style-name="T5">{</text:span></text:p>
      <text:p text:style-name="P2"><text:s text:c="6"/>// Mostramos los datos del equipo sólo si no ha sido borrado</text:p>
      <text:p text:style-name="P2"><text:s text:c="6"/>if (equipos[i].borrado != 'S')</text:p>
      <text:p text:style-name="Standard"><text:span text:style-name="T5"><text:s text:c="9"/></text:span><text:span text:style-name="T6">printf("%-20s %2i <text:s/>%2i <text:s/>%2i <text:s/>%2i <text:s text:c="2"/>%2i\n", equipos[i].nombre, equipos[i].jug, equipos[i].gan,</text:span></text:p>
      <text:p text:style-name="Standard"><text:span text:style-name="T6"><text:s text:c="15"/></text:span><text:span text:style-name="T5">equipos[i].emp, equipos[i].per, equipos[i].puntos);</text:span></text:p>
      <text:p text:style-name="P2"><text:s text:c="3"/>}</text:p>
      <text:p text:style-name="P2">}</text:p>
      <text:p text:style-name="P2"/>
      <text:p text:style-name="P2"/>
      <text:p text:style-name="P2">// Ordena el array de datos por puntuación. Usaremos el método de la burbuja.</text:p>
      <text:p text:style-name="P7">void ordenar_datos(struct s_equipo equipos[MAX_EQUIPOS], int num_eq)</text:p>
      <text:p text:style-name="P5">{</text:p>
      <text:p text:style-name="P5"><text:s text:c="4"/>int i, j;</text:p>
      <text:p text:style-name="P5"><text:soft-page-break/><text:s text:c="4"/>struct s_equipo aux;</text:p>
      <text:p text:style-name="P5"><text:s text:c="10"/></text:p>
      <text:p text:style-name="P5"><text:s text:c="4"/>for (i = 1; i &lt; num_eq; i++) <text:s text:c="20"/></text:p>
      <text:p text:style-name="P5"><text:s text:c="4"/>{</text:p>
      <text:p text:style-name="P5"><text:s text:c="8"/>for (j = num_eq - 1; j &gt;= i; j--)</text:p>
      <text:p text:style-name="Standard"><text:span text:style-name="T6"><text:s text:c="8"/></text:span><text:span text:style-name="T5">{</text:span></text:p>
      <text:p text:style-name="P2"><text:s text:c="11"/>if (equipos[j-1].puntos &lt; equipos[j].puntos) <text:s text:c="4"/>// Intercambiar</text:p>
      <text:p text:style-name="P2"><text:s text:c="11"/>{ <text:s text:c="5"/></text:p>
      <text:p text:style-name="P2"><text:s text:c="15"/>aux = equipos[j-1];</text:p>
      <text:p text:style-name="P2"><text:s text:c="15"/>equipos[j-1] = equipos[j];</text:p>
      <text:p text:style-name="P2"><text:s text:c="15"/>equipos[j] = aux;</text:p>
      <text:p text:style-name="P2"><text:s text:c="11"/>}</text:p>
      <text:p text:style-name="P2"><text:s text:c="8"/>}</text:p>
      <text:p text:style-name="P2"><text:s text:c="4"/>}</text:p>
      <text:p text:style-name="P2">}</text:p>
      <text:p text:style-name="P2"/>
      <text:p text:style-name="P2"/>
      <text:p text:style-name="P2">// Pide por teclado un nombre de equipo y lo busca en el array de datos</text:p>
      <text:p text:style-name="P2">// Si lo encuentra, muestra sus datos en la pantalla</text:p>
      <text:p text:style-name="P4">void buscar_equipo(struct s_equipo equipos[MAX_EQUIPOS], int num_eq)</text:p>
      <text:p text:style-name="P2">{</text:p>
      <text:p text:style-name="P2"><text:s text:c="3"/>char nombre_buscado[50];</text:p>
      <text:p text:style-name="P2"><text:s text:c="3"/>int i, encontrado;</text:p>
      <text:p text:style-name="P2"><text:s text:c="3"/></text:p>
      <text:p text:style-name="P2"><text:s text:c="3"/>// Leer nombre del equipo que se pretende buscar</text:p>
      <text:p text:style-name="P2"><text:s text:c="3"/>printf("Introduzca nombre del equipo: ");</text:p>
      <text:p text:style-name="P2"><text:s text:c="3"/>gets(nombre_buscado);</text:p>
      <text:p text:style-name="P2"><text:s text:c="3"/></text:p>
      <text:p text:style-name="P2"><text:s text:c="3"/>// Recorrer el array buscando el equipo</text:p>
      <text:p text:style-name="Standard"><text:span text:style-name="T5"><text:s text:c="3"/></text:span><text:span text:style-name="T6">encontrado = 0;</text:span></text:p>
      <text:p text:style-name="P5"><text:s text:c="3"/>for (i=0; i&lt;num_eq; i++)</text:p>
      <text:p text:style-name="Standard"><text:span text:style-name="T6"><text:s text:c="3"/></text:span><text:span text:style-name="T5">{</text:span></text:p>
      <text:p text:style-name="P2"><text:s text:c="6"/>if ((strcmp(equipos[i].nombre, nombre_buscado) == 0) &amp;&amp; <text:s text:c="4"/>// Hemos encontrado el equipo</text:p>
      <text:p text:style-name="P2"><text:s text:c="10"/>(equipos[i].borrado != 'S')) <text:s text:c="27"/>// y no ha sido borrado <text:s text:c="2"/></text:p>
      <text:p text:style-name="P2"><text:s text:c="6"/>{</text:p>
      <text:p text:style-name="P2"><text:s text:c="9"/>encontrado = 1;</text:p>
      <text:p text:style-name="P2"><text:s text:c="9"/>break;</text:p>
      <text:p text:style-name="P2"><text:s text:c="6"/>}</text:p>
      <text:p text:style-name="P2"><text:s text:c="3"/>}</text:p>
      <text:p text:style-name="P2"><text:s text:c="3"/></text:p>
      <text:p text:style-name="P2"><text:s text:c="3"/>// Mostrar resultado en la pantalla</text:p>
      <text:p text:style-name="P2"><text:s text:c="3"/>if (encontrado == 1)</text:p>
      <text:p text:style-name="P2"><text:s text:c="3"/>{</text:p>
      <text:p text:style-name="P2"><text:s text:c="6"/>printf("Nombre: %s\n", equipos[i].nombre);</text:p>
      <text:p text:style-name="P2"><text:s text:c="6"/>printf("Puntos: %i\n", equipos[i].puntos);</text:p>
      <text:p text:style-name="P2"><text:s text:c="6"/>printf("Ganados: %i - Empatados: %i - Perdidos: %i\n", </text:p>
      <text:p text:style-name="P2"><text:s text:c="28"/>equipos[i].gan, equipos[i].emp, equipos[i].per);</text:p>
      <text:p text:style-name="P2"><text:s text:c="3"/>}</text:p>
      <text:p text:style-name="P2"><text:s text:c="3"/>else</text:p>
      <text:p text:style-name="P2"><text:s text:c="6"/>printf("Equipo no encontrado\n"); <text:s text:c="2"/></text:p>
      <text:p text:style-name="P2">}</text:p>
      <text:p text:style-name="P2"/>
      <text:p text:style-name="P2"/>
      <text:p text:style-name="P2">// Pide por teclado un nombre de equipo y lo busca en el array de datos</text:p>
      <text:p text:style-name="P2">// Si lo encuentra, lo marca como borrado para luego no escribirlo en el archivo.</text:p>
      <text:p text:style-name="P4">void borrar_equipo(struct s_equipo equipos[MAX_EQUIPOS], int num_eq)</text:p>
      <text:p text:style-name="P2">{</text:p>
      <text:p text:style-name="P2"><text:s text:c="3"/>char nombre_buscado[50];</text:p>
      <text:p text:style-name="P2"><text:s text:c="3"/>int i, encontrado;</text:p>
      <text:p text:style-name="P2"><text:s text:c="3"/></text:p>
      <text:p text:style-name="P2"><text:s text:c="3"/>// Leer nombre del equipo que se pretende borrar</text:p>
      <text:p text:style-name="P2"><text:s text:c="3"/>printf("Introduzca nombre del equipo que quiere borrar: ");</text:p>
      <text:p text:style-name="P2"><text:s text:c="3"/>gets(nombre_buscado);</text:p>
      <text:p text:style-name="P2"><text:s text:c="3"/></text:p>
      <text:p text:style-name="P2"><text:s text:c="3"/>// Recorrer el array buscando el equipo que se quiere borrar</text:p>
      <text:p text:style-name="Standard"><text:span text:style-name="T5"><text:s text:c="3"/></text:span><text:span text:style-name="T6">encontrado = 0;</text:span></text:p>
      <text:p text:style-name="P5"><text:s text:c="3"/>for (i = 0; i &lt; num_eq; i++)</text:p>
      <text:p text:style-name="Standard"><text:span text:style-name="T6"><text:s text:c="3"/></text:span><text:span text:style-name="T5">{</text:span></text:p>
      <text:p text:style-name="P2"><text:s text:c="6"/>if ((strcmp(equipos[i].nombre, nombre_buscado) == 0) &amp;&amp; <text:s text:c="5"/>// Hemos encontrado el equipo</text:p>
      <text:p text:style-name="P2"><text:s text:c="10"/>(equipos[i].borrado != 'S')) <text:s text:c="28"/>// y no ha sido borrado <text:s text:c="2"/></text:p>
      <text:p text:style-name="P2"><text:s text:c="6"/>{</text:p>
      <text:p text:style-name="P2"><text:soft-page-break/><text:s text:c="9"/>encontrado = 1;</text:p>
      <text:p text:style-name="P2"><text:s text:c="9"/>equipos[i].borrado = 'S'; <text:s text:c="24"/>// Lo marcamos como borrado</text:p>
      <text:p text:style-name="P2"><text:s text:c="9"/>printf("Equipo borrado\n"); <text:s text:c="22"/>// Informamos al usuario <text:s/></text:p>
      <text:p text:style-name="P2"><text:s text:c="9"/>break;</text:p>
      <text:p text:style-name="P2"><text:s text:c="6"/>} <text:s text:c="4"/></text:p>
      <text:p text:style-name="P2"><text:s text:c="3"/>}</text:p>
      <text:p text:style-name="P2"><text:s text:c="3"/></text:p>
      <text:p text:style-name="P2"><text:s text:c="3"/>if (encontrado == 0)</text:p>
      <text:p text:style-name="P2"><text:s text:c="6"/>printf("Equipo no encontrado\n"); <text:s text:c="2"/></text:p>
      <text:p text:style-name="P2">}</text:p>
      <text:p text:style-name="P2"/>
      <text:p text:style-name="P2"/>
      <text:p text:style-name="P2">// Pide por teclado un nombre de equipo y lo busca en el array de datos</text:p>
      <text:p text:style-name="P2">// Si lo encuentra, muestra sus datos en la pantalla y pide al usuario</text:p>
      <text:p text:style-name="P2">// que los modifique. </text:p>
      <text:p text:style-name="P4">void modificar_equipo(struct s_equipo equipos[MAX_EQUIPOS], int num_eq)</text:p>
      <text:p text:style-name="P2">{</text:p>
      <text:p text:style-name="P2"><text:s text:c="3"/>char nombre_buscado[50], aux[50];</text:p>
      <text:p text:style-name="P2"><text:s text:c="3"/>int i, encontrado;</text:p>
      <text:p text:style-name="P2"><text:s text:c="3"/></text:p>
      <text:p text:style-name="P2"><text:s text:c="3"/>// Leer nombre del equipo que se pretende modificar</text:p>
      <text:p text:style-name="P2"><text:s text:c="3"/>printf("Introduzca nombre del equipo que quiere modificar: "); <text:s text:c="2"/></text:p>
      <text:p text:style-name="P2"><text:s text:c="3"/>gets(nombre_buscado);</text:p>
      <text:p text:style-name="P2"><text:s text:c="3"/></text:p>
      <text:p text:style-name="P2"><text:s text:c="3"/>// Recorrer el array para localizar al equipo que se quiere modificar</text:p>
      <text:p text:style-name="Standard"><text:span text:style-name="T5"><text:s text:c="3"/></text:span><text:span text:style-name="T6">encontrado = 0;</text:span></text:p>
      <text:p text:style-name="P5"><text:s text:c="3"/>for (i=0; i &lt; num_eq; i++)</text:p>
      <text:p text:style-name="Standard"><text:span text:style-name="T6"><text:s text:c="3"/></text:span><text:span text:style-name="T5">{</text:span></text:p>
      <text:p text:style-name="P2"><text:s text:c="6"/>if ((strcmp(equipos[i].nombre, nombre_buscado) == 0) &amp;&amp; <text:s text:c="2"/>// Hemos encontrado el equipo</text:p>
      <text:p text:style-name="P2"><text:s text:c="10"/>(equipos[i].borrado != 'S')) <text:s text:c="25"/>// y no ha sido borrado</text:p>
      <text:p text:style-name="P2"><text:s text:c="6"/>{</text:p>
      <text:p text:style-name="P2"><text:s text:c="8"/>encontrado = 1;</text:p>
      <text:p text:style-name="P2"><text:s text:c="8"/>// Mostramos sus datos actuales</text:p>
      <text:p text:style-name="P2"><text:s text:c="8"/>printf("Equipo encontrado. Sus datos actuales son:\n");</text:p>
      <text:p text:style-name="P2"><text:s text:c="8"/>printf("Nombre: %s\n", equipos[i].nombre);</text:p>
      <text:p text:style-name="P2"><text:s text:c="8"/>printf("Jugados = %i, Puntos = %i\n", equipos[i].jug, equipos[i].puntos);</text:p>
      <text:p text:style-name="P2"><text:s text:c="8"/>printf("Ganados = %i, Empatados = %i, Perdidos = %i\n\n",</text:p>
      <text:p text:style-name="P2"><text:s text:c="38"/>equipos[i].gan, equipos[i].emp, equipos[i].per);</text:p>
      <text:p text:style-name="P2"><text:s text:c="8"/>// Pedimos al usuario que introduzca los datos nuevos</text:p>
      <text:p text:style-name="P2"><text:s text:c="8"/>printf("Introduzca los datos nuevos:\n");</text:p>
      <text:p text:style-name="P2"><text:s text:c="8"/>printf("Nombre: ");</text:p>
      <text:p text:style-name="P2"><text:s text:c="8"/>gets(equipos[i].nombre);</text:p>
      <text:p text:style-name="P2"><text:s text:c="8"/>printf("Partidos jugados: ");</text:p>
      <text:p text:style-name="P2"><text:s text:c="8"/>gets(aux); equipos[i].jug = atoi(aux);</text:p>
      <text:p text:style-name="P2"><text:s text:c="8"/>printf("Partidos ganados: ");</text:p>
      <text:p text:style-name="P2"><text:s text:c="8"/>gets(aux); equipos[i].gan = atoi(aux);</text:p>
      <text:p text:style-name="P2"><text:s text:c="8"/>printf("Partidos perdidos: ");</text:p>
      <text:p text:style-name="P2"><text:s text:c="8"/>gets(aux); equipos[i].per = atoi(aux);</text:p>
      <text:p text:style-name="P2"><text:s text:c="8"/>equipos[i].emp = equipos[i].jug - equipos[i].per - equipos[i].gan;</text:p>
      <text:p text:style-name="P2"><text:s text:c="8"/>equipos[i].puntos = equipos[i].gan * 3 + equipos[i].emp * 1;</text:p>
      <text:p text:style-name="P2"><text:s text:c="8"/></text:p>
      <text:p text:style-name="P2"><text:s text:c="8"/>break;</text:p>
      <text:p text:style-name="P2"><text:s text:c="6"/>}</text:p>
      <text:p text:style-name="P2"><text:s text:c="3"/>}</text:p>
      <text:p text:style-name="P2"/>
      <text:p text:style-name="P2"><text:s text:c="3"/>// Mostrar resultado al usuario</text:p>
      <text:p text:style-name="P2"><text:s text:c="3"/>if (encontrado == 1)</text:p>
      <text:p text:style-name="P2"><text:s text:c="6"/>printf("Equipo modificado\n");</text:p>
      <text:p text:style-name="P2"><text:s text:c="3"/>else</text:p>
      <text:p text:style-name="P2"><text:s text:c="6"/>printf("Equipo no encontrado"); <text:s text:c="2"/></text:p>
      <text:p text:style-name="P2"/>
      <text:p text:style-name="P2">}</text:p>
      <text:p text:style-name="P28">SOLUCIÓN IDEAL</text:p>
      <text:p text:style-name="P10"><text:span text:style-name="T3">Estas dos son </text:span><text:span text:style-name="T2">soluciones extremas </text:span><text:span text:style-name="T3">que se pueden aplicar a casi todos los programas que usan archivos. Podemos resumir ambas soluciones de esta manera:</text:span></text:p>
      <text:list text:style-name="WW8Num2">
        <text:list-item>
          <text:p text:style-name="P17"><text:span text:style-name="T2">Solución 1</text:span><text:span text:style-name="T3">: usar directamente los registros en la memoria secundaria, cargando en la mempria principal sólo el registro al que estemos accediendo en cada momento.</text:span></text:p>
        </text:list-item>
        <text:list-item>
          <text:p text:style-name="P17"><text:soft-page-break/><text:span text:style-name="T2">Solución 2</text:span><text:span text:style-name="T3">: cargar todos los registros en la memoria principal, usando ésta durante todo el programa, para volver a grabar todos los registros en memoria secundaria justo antes de terminar la ejecución.</text:span></text:p>
        </text:list-item>
      </text:list>
      <text:p text:style-name="P10"><text:span text:style-name="T3">Como hemos visto, las dos soluciones tienen ventajas y desventajas. </text:span><text:span text:style-name="T2">Lo ideal</text:span><text:span text:style-name="T3">, por lo tanto, sería </text:span><text:span text:style-name="T2">una combinación de ambas</text:span><text:span text:style-name="T3">. Por ejemplo, se pueden cargar en memoria principal un conjunto de registros (ni todos, ni sólo uno) y operar con ellos. Cuando haga falta otro conjunto de registros, el primero se guarda en el archivo y el nuevo conjunto se lee. Esto, como es lógico, complica mucho la labor de programación.</text:span></text:p>
      <text:p text:style-name="P10"><text:span text:style-name="T3">Además, ten en cuenta que </text:span><text:span text:style-name="T2">las soluciones planteadas son mejorables</text:span><text:span text:style-name="T3"> en muchos aspectos. Por ejemplo, en la segunda solución, los registros borrados siguen ocupando memoria hasta que el programa termina. Se podría hacer un volcado periódico de datos desde el array hacia el archivo, de manera que se eliminaran los registros borrados y, además, no se perdiera toda la información en caso de que el programa terminase abruptamente.</text:span><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horndale AMT" fo:font-size="12pt" fo:language="es" fo:country="ES"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Standard" style:next-style-name="Standard" style:class="text" style:default-outline-level="1">
      <style:paragraph-properties fo:margin-top="0.106cm" fo:margin-bottom="0.106cm" fo:keep-with-next="always"/>
      <style:text-properties fo:font-size="14pt" fo:font-weight="bold" style:font-size-asian="14pt" style:font-weight-asian="bold"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Times New Roman"/>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style style:name="P1" style:family="paragraph" style:parent-style-name="Footer">
      <style:paragraph-properties fo:padding-left="0cm" fo:padding-right="0cm" fo:padding-top="0.035cm" fo:padding-bottom="0cm" fo:border-left="none" fo:border-right="none" fo:border-top="0.018cm solid #000000" fo:border-bottom="none">
        <style:tab-stops>
          <style:tab-stop style:position="7.5cm" style:type="center"/>
          <style:tab-stop style:position="17.002cm" style:type="right"/>
        </style:tab-stops>
      </style:paragraph-properties>
    </style:style>
    <style:style style:name="T1" style:family="text">
      <style:text-properties style:font-name="Arial" fo:font-size="7pt" fo:font-style="italic" style:font-size-asian="7pt" style:font-style-asian="italic" style:font-name-complex="Arial" style:font-style-complex="italic"/>
    </style:style>
    <style:page-layout style:name="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75cm" fo:margin-bottom="0.651cm" style:dynamic-spacing="true"/>
      </style:header-style>
      <style:footer-style>
        <style:header-footer-properties fo:min-height="0.75cm" fo:margin-top="0.651cm" style:dynamic-spacing="true"/>
      </style:footer-style>
    </style:page-layout>
  </office:automatic-styles>
  <office:master-styles>
    <style:master-page style:name="Standard" style:page-layout-name="pm1">
      <style:header>
        <text:p text:style-name="Header"/>
      </style:header>
      <style:footer>
        <text:p text:style-name="P1"><text:span text:style-name="T1">Ejercicio de archivos secuenciales: Liga de fútbol<text:tab/><text:tab/>Pág. </text:span><text:span text:style-name="Page_20_Number"><text:span text:style-name="T1"><text:page-number text:select-page="current">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EJERCICIO 6-09</dc:title>
    <meta:initial-creator>Departamento de Informatica</meta:initial-creator>
    <meta:creation-date>2005-03-03T13:23:00</meta:creation-date>
    <dc:date>2009-02-11T13:15:09</dc:date>
    <meta:editing-cycles>20</meta:editing-cycles>
    <meta:editing-duration>PT3H36M0S</meta:editing-duration>
    <meta:user-defined meta:name="Info 1"/>
    <meta:user-defined meta:name="Info 2"/>
    <meta:user-defined meta:name="Info 3"/>
    <meta:user-defined meta:name="Info 4"/>
    <meta:document-statistic meta:table-count="0" meta:image-count="0" meta:object-count="0" meta:page-count="12" meta:paragraph-count="692" meta:word-count="3623" meta:character-count="25670"/>
  </office:meta>
</office:document-meta>
</file>